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automatic-styles>
    <style:style style:name="P1" style:family="paragraph" style:parent-style-name="Standard">
      <style:paragraph-properties fo:margin-left="0in" fo:margin-right="0in" fo:orphans="2" fo:widows="2" fo:text-indent="0in" style:auto-text-indent="false"/>
      <style:text-properties style:use-window-font-color="true" loext:opacity="0%" officeooo:paragraph-rsid="0024d32a" fo:background-color="transparent"/>
    </style:style>
    <style:style style:name="P2" style:family="paragraph" style:parent-style-name="Standard">
      <style:paragraph-properties fo:margin-left="0in" fo:margin-right="0in" fo:orphans="2" fo:widows="2" fo:text-indent="0in" style:auto-text-indent="false"/>
      <style:text-properties style:use-window-font-color="true" loext:opacity="0%" officeooo:paragraph-rsid="0028368b" fo:background-color="transparent"/>
    </style:style>
    <style:style style:name="P3" style:family="paragraph" style:parent-style-name="Standard">
      <style:paragraph-properties fo:margin-left="0in" fo:margin-right="0in" fo:orphans="2" fo:widows="2" fo:text-indent="0in" style:auto-text-indent="false"/>
      <style:text-properties style:use-window-font-color="true" loext:opacity="0%" officeooo:paragraph-rsid="003452bc" fo:background-color="transparent"/>
    </style:style>
    <style:style style:name="P4" style:family="paragraph" style:parent-style-name="Standard">
      <style:paragraph-properties fo:margin-left="0in" fo:margin-right="0in" fo:orphans="2" fo:widows="2" fo:text-indent="0in" style:auto-text-indent="false"/>
      <style:text-properties style:use-window-font-color="true" loext:opacity="0%" officeooo:paragraph-rsid="0037119b" fo:background-color="transparent"/>
    </style:style>
    <style:style style:name="P5" style:family="paragraph" style:parent-style-name="Standard">
      <style:paragraph-properties fo:margin-left="0in" fo:margin-right="0in" fo:orphans="2" fo:widows="2" fo:text-indent="0in" style:auto-text-indent="false"/>
      <style:text-properties style:use-window-font-color="true" loext:opacity="0%" officeooo:paragraph-rsid="0039c187" fo:background-color="transparent"/>
    </style:style>
    <style:style style:name="P6" style:family="paragraph" style:parent-style-name="Standard">
      <style:paragraph-properties fo:margin-left="0in" fo:margin-right="0in" fo:orphans="2" fo:widows="2" fo:text-indent="0in" style:auto-text-indent="false"/>
      <style:text-properties style:use-window-font-color="true" loext:opacity="0%" officeooo:paragraph-rsid="003e01a3" fo:background-color="transparent"/>
    </style:style>
    <style:style style:name="P7" style:family="paragraph" style:parent-style-name="Standard">
      <style:paragraph-properties fo:margin-left="0in" fo:margin-right="0in" fo:orphans="2" fo:widows="2" fo:text-indent="0in" style:auto-text-indent="false"/>
      <style:text-properties style:use-window-font-color="true" loext:opacity="0%" officeooo:paragraph-rsid="0042b4f0" fo:background-color="transparent"/>
    </style:style>
    <style:style style:name="P8" style:family="paragraph" style:parent-style-name="Standard">
      <style:paragraph-properties fo:margin-left="0in" fo:margin-right="0in" fo:orphans="2" fo:widows="2" fo:text-indent="0in" style:auto-text-indent="false"/>
      <style:text-properties style:use-window-font-color="true" loext:opacity="0%" officeooo:paragraph-rsid="0046090f" fo:background-color="transparent"/>
    </style:style>
    <style:style style:name="P9" style:family="paragraph" style:parent-style-name="Standard">
      <style:paragraph-properties fo:margin-left="0in" fo:margin-right="0in" fo:orphans="2" fo:widows="2" fo:text-indent="0in" style:auto-text-indent="false"/>
      <style:text-properties style:use-window-font-color="true" loext:opacity="0%" officeooo:paragraph-rsid="00476373" fo:background-color="transparent"/>
    </style:style>
    <style:style style:name="P10"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1" style:family="paragraph" style:parent-style-name="Standard">
      <style:paragraph-properties fo:margin-left="0in" fo:margin-right="0in" fo:orphans="2" fo:widows="2" fo:text-indent="0in" style:auto-text-indent="false"/>
      <style:text-properties style:use-window-font-color="true" loext:opacity="0%" officeooo:paragraph-rsid="0048ef57" fo:background-color="transparent"/>
    </style:style>
    <style:style style:name="P12" style:family="paragraph" style:parent-style-name="Standard">
      <style:paragraph-properties fo:margin-left="0in" fo:margin-right="0in" fo:orphans="2" fo:widows="2" fo:text-indent="0in" style:auto-text-indent="false"/>
      <style:text-properties style:use-window-font-color="true" loext:opacity="0%" officeooo:paragraph-rsid="00a72fcb" fo:background-color="transparent"/>
    </style:style>
    <style:style style:name="P13" style:family="paragraph" style:parent-style-name="Standard">
      <style:paragraph-properties fo:margin-left="0in" fo:margin-right="0in" fo:orphans="2" fo:widows="2" fo:text-indent="0in" style:auto-text-indent="false"/>
      <style:text-properties style:use-window-font-color="true" loext:opacity="0%" officeooo:paragraph-rsid="00a91a8f" fo:background-color="transparent"/>
    </style:style>
    <style:style style:name="P14" style:family="paragraph" style:parent-style-name="Standard">
      <style:paragraph-properties fo:margin-left="0in" fo:margin-right="0in" fo:orphans="2" fo:widows="2" fo:text-indent="0in" style:auto-text-indent="false"/>
      <style:text-properties style:use-window-font-color="true" loext:opacity="0%" officeooo:paragraph-rsid="00c89823" fo:background-color="transparent"/>
    </style:style>
    <style:style style:name="P15" style:family="paragraph" style:parent-style-name="Standard">
      <style:paragraph-properties fo:margin-left="0in" fo:margin-right="0in" fo:orphans="2" fo:widows="2" fo:text-indent="0in" style:auto-text-indent="false"/>
      <style:text-properties style:use-window-font-color="true" loext:opacity="0%" officeooo:paragraph-rsid="00c8fdf8" fo:background-color="transparent"/>
    </style:style>
    <style:style style:name="P16" style:family="paragraph" style:parent-style-name="Standard">
      <style:paragraph-properties fo:margin-left="0in" fo:margin-right="0in" fo:orphans="2" fo:widows="2" fo:text-indent="0in" style:auto-text-indent="false"/>
      <style:text-properties style:use-window-font-color="true" loext:opacity="0%" officeooo:paragraph-rsid="00e6e2e1" fo:background-color="transparent"/>
    </style:style>
    <style:style style:name="P17" style:family="paragraph" style:parent-style-name="Standard">
      <style:paragraph-properties fo:margin-left="0in" fo:margin-right="0in" fo:orphans="2" fo:widows="2" fo:text-indent="0in" style:auto-text-indent="false"/>
      <style:text-properties style:use-window-font-color="true" loext:opacity="0%" officeooo:paragraph-rsid="012891f6" fo:background-color="transparent"/>
    </style:style>
    <style:style style:name="P18" style:family="paragraph" style:parent-style-name="Standard">
      <style:paragraph-properties fo:margin-left="0in" fo:margin-right="0in" fo:orphans="2" fo:widows="2" fo:text-indent="0in" style:auto-text-indent="false"/>
      <style:text-properties style:use-window-font-color="true" loext:opacity="0%" officeooo:paragraph-rsid="014b0eef" fo:background-color="transparent"/>
    </style:style>
    <style:style style:name="P19" style:family="paragraph" style:parent-style-name="Standard">
      <style:paragraph-properties fo:margin-left="0in" fo:margin-right="0in" fo:orphans="2" fo:widows="2" fo:text-indent="0in" style:auto-text-indent="false"/>
      <style:text-properties style:use-window-font-color="true" loext:opacity="0%" officeooo:paragraph-rsid="01736030" fo:background-color="transparent"/>
    </style:style>
    <style:style style:name="P20" style:family="paragraph" style:parent-style-name="Standard">
      <style:paragraph-properties fo:margin-left="0in" fo:margin-right="0in" fo:orphans="2" fo:widows="2" fo:text-indent="0in" style:auto-text-indent="false"/>
      <style:text-properties style:use-window-font-color="true" loext:opacity="0%" officeooo:paragraph-rsid="0192dce5" fo:background-color="transparent"/>
    </style:style>
    <style:style style:name="P21" style:family="paragraph" style:parent-style-name="Standard">
      <style:paragraph-properties fo:margin-left="0in" fo:margin-right="0in" fo:orphans="2" fo:widows="2" fo:text-indent="0in" style:auto-text-indent="false"/>
      <style:text-properties style:use-window-font-color="true" loext:opacity="0%" officeooo:paragraph-rsid="018cceeb" fo:background-color="transparent"/>
    </style:style>
    <style:style style:name="P22" style:family="paragraph" style:parent-style-name="Standard">
      <style:paragraph-properties fo:margin-left="0in" fo:margin-right="0in" fo:orphans="2" fo:widows="2" fo:text-indent="0in" style:auto-text-indent="false"/>
      <style:text-properties style:use-window-font-color="true" loext:opacity="0%" officeooo:rsid="0024d32a" officeooo:paragraph-rsid="0024d32a" fo:background-color="transparent"/>
    </style:style>
    <style:style style:name="P23" style:family="paragraph" style:parent-style-name="Standard">
      <style:paragraph-properties fo:margin-left="0in" fo:margin-right="0in" fo:orphans="2" fo:widows="2" fo:text-indent="0in" style:auto-text-indent="false"/>
      <style:text-properties style:use-window-font-color="true" loext:opacity="0%" officeooo:rsid="0029dd2f" officeooo:paragraph-rsid="0029dd2f" fo:background-color="transparent"/>
    </style:style>
    <style:style style:name="P24" style:family="paragraph" style:parent-style-name="Standard">
      <style:paragraph-properties fo:margin-left="0in" fo:margin-right="0in" fo:orphans="2" fo:widows="2" fo:text-indent="0in" style:auto-text-indent="false"/>
      <style:text-properties style:use-window-font-color="true" loext:opacity="0%" officeooo:rsid="00308bcc" officeooo:paragraph-rsid="00308bcc" fo:background-color="transparent"/>
    </style:style>
    <style:style style:name="P25" style:family="paragraph" style:parent-style-name="Standard">
      <style:paragraph-properties fo:margin-left="0in" fo:margin-right="0in" fo:orphans="2" fo:widows="2" fo:text-indent="0in" style:auto-text-indent="false"/>
      <style:text-properties style:use-window-font-color="true" loext:opacity="0%" officeooo:rsid="003452bc" officeooo:paragraph-rsid="003452bc" fo:background-color="transparent"/>
    </style:style>
    <style:style style:name="P26" style:family="paragraph" style:parent-style-name="Standard">
      <style:paragraph-properties fo:margin-left="0in" fo:margin-right="0in" fo:orphans="2" fo:widows="2" fo:text-indent="0in" style:auto-text-indent="false"/>
      <style:text-properties style:use-window-font-color="true" loext:opacity="0%" officeooo:rsid="0039c187" officeooo:paragraph-rsid="0039c187" fo:background-color="transparent"/>
    </style:style>
    <style:style style:name="P27" style:family="paragraph" style:parent-style-name="Standard">
      <style:paragraph-properties fo:margin-left="0in" fo:margin-right="0in" fo:orphans="2" fo:widows="2" fo:text-indent="0in" style:auto-text-indent="false"/>
      <style:text-properties style:use-window-font-color="true" loext:opacity="0%" officeooo:rsid="003e01a3" officeooo:paragraph-rsid="003e01a3" fo:background-color="transparent"/>
    </style:style>
    <style:style style:name="P28" style:family="paragraph" style:parent-style-name="Standard">
      <style:paragraph-properties fo:margin-left="0in" fo:margin-right="0in" fo:orphans="2" fo:widows="2" fo:text-indent="0in" style:auto-text-indent="false"/>
      <style:text-properties style:use-window-font-color="true" loext:opacity="0%" officeooo:rsid="00440589" officeooo:paragraph-rsid="00440589" fo:background-color="transparent"/>
    </style:style>
    <style:style style:name="P29" style:family="paragraph" style:parent-style-name="Standard">
      <style:paragraph-properties fo:margin-left="0in" fo:margin-right="0in" fo:orphans="2" fo:widows="2" fo:text-indent="0in" style:auto-text-indent="false"/>
      <style:text-properties style:use-window-font-color="true" loext:opacity="0%" officeooo:rsid="00476373" officeooo:paragraph-rsid="00476373" fo:background-color="transparent"/>
    </style:style>
    <style:style style:name="P30" style:family="paragraph" style:parent-style-name="Standard">
      <style:paragraph-properties fo:margin-left="0in" fo:margin-right="0in" fo:orphans="2" fo:widows="2" fo:text-indent="0in" style:auto-text-indent="false"/>
      <style:text-properties style:use-window-font-color="true" loext:opacity="0%" officeooo:rsid="0078bd5c" officeooo:paragraph-rsid="0078bd5c" fo:background-color="transparent"/>
    </style:style>
    <style:style style:name="P31" style:family="paragraph" style:parent-style-name="Standard">
      <style:paragraph-properties fo:margin-left="0in" fo:margin-right="0in" fo:orphans="2" fo:widows="2" fo:text-indent="0in" style:auto-text-indent="false"/>
      <style:text-properties style:use-window-font-color="true" loext:opacity="0%" officeooo:rsid="0090fdcf" officeooo:paragraph-rsid="0090fdcf" fo:background-color="transparent"/>
    </style:style>
    <style:style style:name="P32" style:family="paragraph" style:parent-style-name="Standard">
      <style:paragraph-properties fo:margin-left="0in" fo:margin-right="0in" fo:orphans="2" fo:widows="2" fo:text-indent="0in" style:auto-text-indent="false"/>
      <style:text-properties style:use-window-font-color="true" loext:opacity="0%" officeooo:rsid="0097dba6" officeooo:paragraph-rsid="0097dba6" fo:background-color="transparent"/>
    </style:style>
    <style:style style:name="P33" style:family="paragraph" style:parent-style-name="Standard">
      <style:paragraph-properties fo:margin-left="0in" fo:margin-right="0in" fo:orphans="2" fo:widows="2" fo:text-indent="0in" style:auto-text-indent="false"/>
      <style:text-properties style:use-window-font-color="true" loext:opacity="0%" officeooo:rsid="009aeb34" officeooo:paragraph-rsid="009aeb34" fo:background-color="transparent"/>
    </style:style>
    <style:style style:name="P34" style:family="paragraph" style:parent-style-name="Standard">
      <style:paragraph-properties fo:margin-left="0in" fo:margin-right="0in" fo:orphans="2" fo:widows="2" fo:text-indent="0in" style:auto-text-indent="false"/>
      <style:text-properties style:use-window-font-color="true" loext:opacity="0%" officeooo:rsid="00acc7bd" officeooo:paragraph-rsid="00acc7bd" fo:background-color="transparent"/>
    </style:style>
    <style:style style:name="P35" style:family="paragraph" style:parent-style-name="Standard">
      <style:paragraph-properties fo:margin-left="0in" fo:margin-right="0in" fo:orphans="2" fo:widows="2" fo:text-indent="0in" style:auto-text-indent="false"/>
      <style:text-properties style:use-window-font-color="true" loext:opacity="0%" officeooo:rsid="00bb0f17" officeooo:paragraph-rsid="00bb0f17" fo:background-color="transparent"/>
    </style:style>
    <style:style style:name="P36" style:family="paragraph" style:parent-style-name="Standard">
      <style:paragraph-properties fo:margin-left="0in" fo:margin-right="0in" fo:orphans="2" fo:widows="2" fo:text-indent="0in" style:auto-text-indent="false"/>
      <style:text-properties style:use-window-font-color="true" loext:opacity="0%" fo:font-weight="bold" officeooo:paragraph-rsid="00308bcc" fo:background-color="transparent" style:font-weight-asian="bold" style:font-weight-complex="bold"/>
    </style:style>
    <style:style style:name="P37" style:family="paragraph" style:parent-style-name="Standard">
      <style:paragraph-properties fo:margin-left="0in" fo:margin-right="0in" fo:orphans="2" fo:widows="2" fo:text-indent="0in" style:auto-text-indent="false"/>
      <style:text-properties style:use-window-font-color="true" loext:opacity="0%" fo:font-weight="bold" officeooo:paragraph-rsid="0028368b" fo:background-color="transparent" style:font-weight-asian="bold" style:font-weight-complex="bold"/>
    </style:style>
    <style:style style:name="P38" style:family="paragraph" style:parent-style-name="Standard">
      <style:paragraph-properties fo:margin-left="0in" fo:margin-right="0in" fo:orphans="2" fo:widows="2" fo:text-indent="0in" style:auto-text-indent="false"/>
      <style:text-properties style:use-window-font-color="true" loext:opacity="0%" fo:font-weight="bold" officeooo:paragraph-rsid="00484e4f" fo:background-color="transparent" style:font-weight-asian="bold" style:font-weight-complex="bold"/>
    </style:style>
    <style:style style:name="P39" style:family="paragraph" style:parent-style-name="Standard">
      <style:paragraph-properties fo:margin-left="0in" fo:margin-right="0in" fo:orphans="2" fo:widows="2" fo:text-indent="0in" style:auto-text-indent="false"/>
      <style:text-properties style:use-window-font-color="true" loext:opacity="0%" fo:font-weight="bold" officeooo:paragraph-rsid="00a72fcb" fo:background-color="transparent" style:font-weight-asian="bold" style:font-weight-complex="bold"/>
    </style:style>
    <style:style style:name="P40" style:family="paragraph" style:parent-style-name="Standard">
      <style:paragraph-properties fo:margin-left="0in" fo:margin-right="0in" fo:orphans="2" fo:widows="2" fo:text-indent="0in" style:auto-text-indent="false"/>
      <style:text-properties style:use-window-font-color="true" loext:opacity="0%" fo:font-weight="bold" officeooo:rsid="004d7726" officeooo:paragraph-rsid="004d7726" fo:background-color="transparent" style:font-weight-asian="bold" style:font-weight-complex="bold"/>
    </style:style>
    <style:style style:name="P41" style:family="paragraph" style:parent-style-name="Standard">
      <style:paragraph-properties fo:margin-left="0in" fo:margin-right="0in" fo:orphans="2" fo:widows="2" fo:text-indent="0in" style:auto-text-indent="false"/>
      <style:text-properties style:use-window-font-color="true" loext:opacity="0%" fo:font-weight="bold" officeooo:rsid="018d8580" officeooo:paragraph-rsid="018cceeb" fo:background-color="transparent" style:font-weight-asian="bold" style:font-weight-complex="bold"/>
    </style:style>
    <style:style style:name="P42" style:family="paragraph" style:parent-style-name="Standard">
      <style:paragraph-properties fo:margin-left="0in" fo:margin-right="0in" fo:orphans="2" fo:widows="2" fo:text-indent="0in" style:auto-text-indent="false"/>
      <style:text-properties style:use-window-font-color="true" loext:opacity="0%" fo:font-weight="normal" officeooo:rsid="004acfef" officeooo:paragraph-rsid="004acfef" fo:background-color="transparent" style:font-weight-asian="normal" style:font-weight-complex="normal"/>
    </style:style>
    <style:style style:name="P43" style:family="paragraph" style:parent-style-name="Standard">
      <style:paragraph-properties fo:margin-left="0in" fo:margin-right="0in" fo:orphans="2" fo:widows="2" fo:text-indent="0in" style:auto-text-indent="false"/>
      <style:text-properties style:use-window-font-color="true" loext:opacity="0%" fo:font-weight="normal" officeooo:rsid="0055ac6d" officeooo:paragraph-rsid="0055ac6d" fo:background-color="transparent" style:font-weight-asian="normal" style:font-weight-complex="normal"/>
    </style:style>
    <style:style style:name="P44" style:family="paragraph" style:parent-style-name="Standard">
      <style:paragraph-properties fo:margin-left="0in" fo:margin-right="0in" fo:orphans="2" fo:widows="2" fo:text-indent="0in" style:auto-text-indent="false"/>
      <style:text-properties style:use-window-font-color="true" loext:opacity="0%" fo:font-weight="normal" officeooo:rsid="0058d807" officeooo:paragraph-rsid="0058d807" fo:background-color="transparent" style:font-weight-asian="normal" style:font-weight-complex="normal"/>
    </style:style>
    <style:style style:name="P45" style:family="paragraph" style:parent-style-name="Standard">
      <style:paragraph-properties fo:margin-left="0in" fo:margin-right="0in" fo:orphans="2" fo:widows="2" fo:text-indent="0in" style:auto-text-indent="false"/>
      <style:text-properties style:use-window-font-color="true" loext:opacity="0%" fo:font-weight="normal" officeooo:rsid="0090fdcf" officeooo:paragraph-rsid="0094b745" fo:background-color="transparent" style:font-weight-asian="normal" style:font-weight-complex="normal"/>
    </style:style>
    <style:style style:name="P46" style:family="paragraph" style:parent-style-name="Standard">
      <style:paragraph-properties fo:margin-left="0in" fo:margin-right="0in" fo:orphans="2" fo:widows="2" fo:text-indent="0in" style:auto-text-indent="false"/>
      <style:text-properties style:use-window-font-color="true" loext:opacity="0%" fo:font-weight="normal" officeooo:rsid="009aeb34" officeooo:paragraph-rsid="009aeb34" fo:background-color="transparent" style:font-weight-asian="normal" style:font-weight-complex="normal"/>
    </style:style>
    <style:style style:name="P47" style:family="paragraph" style:parent-style-name="Standard">
      <style:paragraph-properties fo:margin-left="0in" fo:margin-right="0in" fo:orphans="2" fo:widows="2" fo:text-indent="0in" style:auto-text-indent="false"/>
      <style:text-properties style:use-window-font-color="true" loext:opacity="0%" fo:font-weight="normal" officeooo:rsid="00aaf757" officeooo:paragraph-rsid="00aaf757" fo:background-color="transparent" style:font-weight-asian="normal" style:font-weight-complex="normal"/>
    </style:style>
    <style:style style:name="P48"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0c2342a" fo:background-color="transparent" style:font-weight-asian="normal" style:font-weight-complex="normal"/>
    </style:style>
    <style:style style:name="P49" style:family="paragraph" style:parent-style-name="Standard">
      <style:paragraph-properties fo:margin-left="0in" fo:margin-right="0in" fo:orphans="2" fo:widows="2" fo:text-indent="0in" style:auto-text-indent="false"/>
      <style:text-properties style:use-window-font-color="true" loext:opacity="0%" fo:font-weight="normal" officeooo:rsid="00c2342a" officeooo:paragraph-rsid="01b722c3" fo:background-color="transparent" style:font-weight-asian="normal" style:font-weight-complex="normal"/>
    </style:style>
    <style:style style:name="P50" style:family="paragraph" style:parent-style-name="Standard">
      <style:paragraph-properties fo:margin-left="0in" fo:margin-right="0in" fo:orphans="2" fo:widows="2" fo:text-indent="0in" style:auto-text-indent="false"/>
      <style:text-properties style:use-window-font-color="true" loext:opacity="0%" fo:font-weight="normal" officeooo:rsid="00cc3711" officeooo:paragraph-rsid="00cc3711" fo:background-color="transparent" style:font-weight-asian="normal" style:font-weight-complex="normal"/>
    </style:style>
    <style:style style:name="P51" style:family="paragraph" style:parent-style-name="Standard">
      <style:paragraph-properties fo:margin-left="0in" fo:margin-right="0in" fo:orphans="2" fo:widows="2" fo:text-indent="0in" style:auto-text-indent="false"/>
      <style:text-properties style:use-window-font-color="true" loext:opacity="0%" fo:font-weight="normal" officeooo:rsid="00d24f9e" officeooo:paragraph-rsid="00d24f9e" fo:background-color="transparent" style:font-weight-asian="normal" style:font-weight-complex="normal"/>
    </style:style>
    <style:style style:name="P52" style:family="paragraph" style:parent-style-name="Standard">
      <style:paragraph-properties fo:margin-left="0in" fo:margin-right="0in" fo:orphans="2" fo:widows="2" fo:text-indent="0in" style:auto-text-indent="false"/>
      <style:text-properties style:use-window-font-color="true" loext:opacity="0%" fo:font-weight="normal" officeooo:paragraph-rsid="0048ef57" fo:background-color="transparent" style:font-weight-asian="normal" style:font-weight-complex="normal"/>
    </style:style>
    <style:style style:name="P53" style:family="paragraph" style:parent-style-name="Standard">
      <style:paragraph-properties fo:margin-left="0in" fo:margin-right="0in" fo:orphans="2" fo:widows="2" fo:text-indent="0in" style:auto-text-indent="false"/>
      <style:text-properties style:use-window-font-color="true" loext:opacity="0%" fo:font-weight="normal" officeooo:paragraph-rsid="00e7aa06" fo:background-color="transparent" style:font-weight-asian="normal" style:font-weight-complex="normal"/>
    </style:style>
    <style:style style:name="P54"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3e373" fo:background-color="transparent" style:font-weight-asian="normal" style:font-weight-complex="normal"/>
    </style:style>
    <style:style style:name="P55" style:family="paragraph" style:parent-style-name="Standard">
      <style:paragraph-properties fo:margin-left="0in" fo:margin-right="0in" fo:orphans="2" fo:widows="2" fo:text-indent="0in" style:auto-text-indent="false"/>
      <style:text-properties style:use-window-font-color="true" loext:opacity="0%" fo:font-weight="normal" officeooo:rsid="00f3e373" officeooo:paragraph-rsid="00f555a3" fo:background-color="transparent" style:font-weight-asian="normal" style:font-weight-complex="normal"/>
    </style:style>
    <style:style style:name="P56" style:family="paragraph" style:parent-style-name="Standard">
      <style:paragraph-properties fo:margin-left="0in" fo:margin-right="0in" fo:orphans="2" fo:widows="2" fo:text-indent="0in" style:auto-text-indent="false"/>
      <style:text-properties style:use-window-font-color="true" loext:opacity="0%" fo:font-weight="normal" officeooo:rsid="016c621c" officeooo:paragraph-rsid="018855c9" fo:background-color="transparent" style:font-weight-asian="normal" style:font-weight-complex="normal"/>
    </style:style>
    <style:style style:name="P57" style:family="paragraph" style:parent-style-name="Standard">
      <style:paragraph-properties fo:margin-left="0in" fo:margin-right="0in" fo:orphans="2" fo:widows="2" fo:text-indent="0in" style:auto-text-indent="false"/>
      <style:text-properties style:use-window-font-color="true" loext:opacity="0%" fo:font-weight="normal" officeooo:rsid="01a9d178" officeooo:paragraph-rsid="01a9d178" fo:background-color="transparent" style:font-weight-asian="normal" style:font-weight-complex="normal"/>
    </style:style>
    <style:style style:name="P58" style:family="paragraph" style:parent-style-name="Standard">
      <style:paragraph-properties fo:margin-left="0in" fo:margin-right="0in" fo:orphans="2" fo:widows="2" fo:text-indent="0in" style:auto-text-indent="false"/>
      <style:text-properties style:use-window-font-color="true" loext:opacity="0%" fo:font-weight="normal" officeooo:rsid="01bccc5a" officeooo:paragraph-rsid="01bccc5a" fo:background-color="transparent" style:font-weight-asian="normal" style:font-weight-complex="normal"/>
    </style:style>
    <style:style style:name="P59" style:family="paragraph" style:parent-style-name="Standard">
      <style:paragraph-properties fo:margin-left="0in" fo:margin-right="0in" fo:orphans="2" fo:widows="2" fo:text-indent="0in" style:auto-text-indent="false"/>
      <style:text-properties style:use-window-font-color="true" loext:opacity="0%" fo:font-weight="normal" officeooo:rsid="01c32814" officeooo:paragraph-rsid="01c32814" fo:background-color="transparent" style:font-weight-asian="normal" style:font-weight-complex="normal"/>
    </style:style>
    <style:style style:name="P60" style:family="paragraph" style:parent-style-name="Standard">
      <style:paragraph-properties fo:margin-left="0in" fo:margin-right="0in" fo:orphans="2" fo:widows="2" fo:text-indent="0in" style:auto-text-indent="false"/>
      <style:text-properties style:use-window-font-color="true" loext:opacity="0%" fo:font-weight="normal" officeooo:rsid="01cabac6" officeooo:paragraph-rsid="01cabac6" fo:background-color="transparent" style:font-weight-asian="normal" style:font-weight-complex="normal"/>
    </style:style>
    <style:style style:name="P61"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56b55" fo:background-color="transparent" style:font-weight-asian="normal" style:font-weight-complex="normal"/>
    </style:style>
    <style:style style:name="P62" style:family="paragraph" style:parent-style-name="Standard">
      <style:paragraph-properties fo:margin-left="0in" fo:margin-right="0in" fo:orphans="2" fo:widows="2" fo:text-indent="0in" style:auto-text-indent="false"/>
      <style:text-properties style:use-window-font-color="true" loext:opacity="0%" fo:font-weight="normal" officeooo:rsid="01e09140" officeooo:paragraph-rsid="01ea8754" fo:background-color="transparent" style:font-weight-asian="normal" style:font-weight-complex="normal"/>
    </style:style>
    <style:style style:name="P63" style:family="paragraph" style:parent-style-name="Standard">
      <style:paragraph-properties fo:margin-left="0in" fo:margin-right="0in" fo:orphans="2" fo:widows="2" fo:text-indent="0in" style:auto-text-indent="false"/>
      <style:text-properties style:use-window-font-color="true" loext:opacity="0%" fo:font-weight="normal" officeooo:rsid="01f95984" officeooo:paragraph-rsid="01f95984" fo:background-color="transparent" style:font-weight-asian="normal" style:font-weight-complex="normal"/>
    </style:style>
    <style:style style:name="P64" style:family="paragraph" style:parent-style-name="Standard">
      <style:paragraph-properties fo:margin-left="0in" fo:margin-right="0in" fo:orphans="2" fo:widows="2" fo:text-indent="0in" style:auto-text-indent="false"/>
      <style:text-properties style:use-window-font-color="true" loext:opacity="0%" fo:font-weight="normal" officeooo:rsid="0204c19d" officeooo:paragraph-rsid="0204c19d" fo:background-color="transparent" style:font-weight-asian="normal" style:font-weight-complex="normal"/>
    </style:style>
    <style:style style:name="P65"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6ddf05" officeooo:paragraph-rsid="006ddf05" fo:background-color="transparent" style:font-style-asian="normal" style:font-weight-asian="normal" style:font-style-complex="normal" style:font-weight-complex="normal"/>
    </style:style>
    <style:style style:name="P66"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72d2aa" officeooo:paragraph-rsid="0072d2aa" fo:background-color="transparent" style:font-style-asian="normal" style:font-weight-asian="normal" style:font-style-complex="normal" style:font-weight-complex="normal"/>
    </style:style>
    <style:style style:name="P67"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820294" officeooo:paragraph-rsid="00820294" fo:background-color="transparent" style:font-style-asian="normal" style:font-weight-asian="normal" style:font-style-complex="normal" style:font-weight-complex="normal"/>
    </style:style>
    <style:style style:name="P68" style:family="paragraph" style:parent-style-name="Standard">
      <style:paragraph-properties fo:margin-left="0in" fo:margin-right="0in" fo:orphans="2" fo:widows="2" fo:text-indent="0in" style:auto-text-indent="false"/>
      <style:text-properties style:use-window-font-color="true" loext:opacity="0%" fo:font-style="normal" fo:font-weight="normal" officeooo:rsid="005e57dc" officeooo:paragraph-rsid="021d002f" fo:background-color="transparent" style:font-style-asian="normal" style:font-weight-asian="normal" style:font-style-complex="normal" style:font-weight-complex="normal"/>
    </style:style>
    <style:style style:name="P6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9c187" fo:background-color="transparent"/>
    </style:style>
    <style:style style:name="P7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e01a3" fo:background-color="transparent"/>
    </style:style>
    <style:style style:name="P7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2b4f0" fo:background-color="transparent"/>
    </style:style>
    <style:style style:name="P7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6090f" fo:background-color="transparent"/>
    </style:style>
    <style:style style:name="P7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76373" fo:background-color="transparent"/>
    </style:style>
    <style:style style:name="P7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style>
    <style:style style:name="P7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7119b" fo:background-color="transparent"/>
    </style:style>
    <style:style style:name="P7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3452bc" fo:background-color="transparent"/>
    </style:style>
    <style:style style:name="P7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1736030" fo:background-color="transparent"/>
    </style:style>
    <style:style style:name="P7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4e4f" fo:background-color="transparent" style:font-weight-asian="normal" style:font-weight-complex="normal"/>
    </style:style>
    <style:style style:name="P7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paragraph-rsid="0048ef57" fo:background-color="transparent" style:font-weight-asian="normal" style:font-weight-complex="normal"/>
    </style:style>
    <style:style style:name="P8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21ee0" officeooo:paragraph-rsid="00521ee0" fo:background-color="transparent" style:font-weight-asian="normal" style:font-weight-complex="normal"/>
    </style:style>
    <style:style style:name="P8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5a984b" officeooo:paragraph-rsid="005a984b" fo:background-color="transparent" style:font-weight-asian="normal" style:font-weight-complex="normal"/>
    </style:style>
    <style:style style:name="P8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4b745" fo:background-color="transparent" style:font-weight-asian="normal" style:font-weight-complex="normal"/>
    </style:style>
    <style:style style:name="P8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0fdcf" officeooo:paragraph-rsid="0090fdcf" fo:background-color="transparent" style:font-weight-asian="normal" style:font-weight-complex="normal"/>
    </style:style>
    <style:style style:name="P8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aeb34" officeooo:paragraph-rsid="009aeb34" fo:background-color="transparent" style:font-weight-asian="normal" style:font-weight-complex="normal"/>
    </style:style>
    <style:style style:name="P8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9ff684" officeooo:paragraph-rsid="009ff684" fo:background-color="transparent" style:font-weight-asian="normal" style:font-weight-complex="normal"/>
    </style:style>
    <style:style style:name="P8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be9a99" officeooo:paragraph-rsid="00bb0f17" fo:background-color="transparent" style:font-weight-asian="normal" style:font-weight-complex="normal"/>
    </style:style>
    <style:style style:name="P8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acc7bd" fo:background-color="transparent" style:font-weight-asian="normal" style:font-weight-complex="normal"/>
    </style:style>
    <style:style style:name="P8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da00e" officeooo:paragraph-rsid="00b42bd9" fo:background-color="transparent" style:font-weight-asian="normal" style:font-weight-complex="normal"/>
    </style:style>
    <style:style style:name="P8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a91a8f" officeooo:paragraph-rsid="00a91a8f" fo:background-color="transparent" style:font-weight-asian="normal" style:font-weight-complex="normal"/>
    </style:style>
    <style:style style:name="P9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a778a" officeooo:paragraph-rsid="011a778a" fo:background-color="transparent" style:font-weight-asian="normal" style:font-weight-complex="normal"/>
    </style:style>
    <style:style style:name="P9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ba65c" officeooo:paragraph-rsid="011ba65c" fo:background-color="transparent" style:font-weight-asian="normal" style:font-weight-complex="normal"/>
    </style:style>
    <style:style style:name="P9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897d" officeooo:paragraph-rsid="011d897d" fo:background-color="transparent" style:font-weight-asian="normal" style:font-weight-complex="normal"/>
    </style:style>
    <style:style style:name="P9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1dc34c" officeooo:paragraph-rsid="011dc34c" fo:background-color="transparent" style:font-weight-asian="normal" style:font-weight-complex="normal"/>
    </style:style>
    <style:style style:name="P9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1dc34c" fo:background-color="transparent" style:font-weight-asian="normal" style:font-weight-complex="normal"/>
    </style:style>
    <style:style style:name="P9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09a9b" officeooo:paragraph-rsid="01209a9b" fo:background-color="transparent" style:font-weight-asian="normal" style:font-weight-complex="normal"/>
    </style:style>
    <style:style style:name="P9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25a5ed" officeooo:paragraph-rsid="0125a5ed" fo:background-color="transparent" style:font-weight-asian="normal" style:font-weight-complex="normal"/>
    </style:style>
    <style:style style:name="P9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06296" officeooo:paragraph-rsid="01b06296" fo:background-color="transparent" style:font-weight-asian="normal" style:font-weight-complex="normal"/>
    </style:style>
    <style:style style:name="P9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110af" officeooo:paragraph-rsid="01b110af" fo:background-color="transparent" style:font-weight-asian="normal" style:font-weight-complex="normal"/>
    </style:style>
    <style:style style:name="P9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b2737f" officeooo:paragraph-rsid="01b2737f" fo:background-color="transparent" style:font-weight-asian="normal" style:font-weight-complex="normal"/>
    </style:style>
    <style:style style:name="P10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5e1cfd" officeooo:paragraph-rsid="0144802e" fo:background-color="transparent" style:font-weight-asian="normal" style:font-weight-complex="normal"/>
    </style:style>
    <style:style style:name="P10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5b1ee" officeooo:paragraph-rsid="00d07d72" fo:background-color="transparent" style:font-weight-asian="normal" style:font-weight-complex="normal"/>
    </style:style>
    <style:style style:name="P10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cdf2ca" officeooo:paragraph-rsid="00cc3711" fo:background-color="transparent" style:font-weight-asian="normal" style:font-weight-complex="normal"/>
    </style:style>
    <style:style style:name="P10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24f9e" fo:background-color="transparent" style:font-weight-asian="normal" style:font-weight-complex="normal"/>
    </style:style>
    <style:style style:name="P10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d4295e" officeooo:paragraph-rsid="00d4295e" fo:background-color="transparent" style:font-weight-asian="normal" style:font-weight-complex="normal"/>
    </style:style>
    <style:style style:name="P10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36fae" officeooo:paragraph-rsid="01e56b55" fo:background-color="transparent" style:font-weight-asian="normal" style:font-weight-complex="normal"/>
    </style:style>
    <style:style style:name="P10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82e9f" officeooo:paragraph-rsid="01ea8754" fo:background-color="transparent" style:font-weight-asian="normal" style:font-weight-complex="normal"/>
    </style:style>
    <style:style style:name="P10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faa3a9" officeooo:paragraph-rsid="01f95984" fo:background-color="transparent" style:font-weight-asian="normal" style:font-weight-complex="normal"/>
    </style:style>
    <style:style style:name="P10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010b78" officeooo:paragraph-rsid="01f95984" fo:background-color="transparent" style:font-weight-asian="normal" style:font-weight-complex="normal"/>
    </style:style>
    <style:style style:name="P10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1e56b55" officeooo:paragraph-rsid="01ea8754" fo:background-color="transparent" style:font-weight-asian="normal" style:font-weight-complex="normal"/>
    </style:style>
    <style:style style:name="P11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ab58b" officeooo:paragraph-rsid="006ab58b" fo:background-color="transparent" style:font-style-asian="normal" style:font-weight-asian="normal" style:font-style-complex="normal" style:font-weight-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7191f7" officeooo:paragraph-rsid="006ddf05" fo:background-color="transparent" style:font-style-asian="normal" style:font-weight-asian="normal" style:font-style-complex="normal" style:font-weight-complex="normal"/>
    </style:style>
    <style:style style:name="P11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806b02" officeooo:paragraph-rsid="0072d2aa" fo:background-color="transparent" style:font-style-asian="normal" style:font-weight-asian="normal" style:font-style-complex="normal" style:font-weight-complex="normal"/>
    </style:style>
    <style:style style:name="P11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3452bc" officeooo:paragraph-rsid="003452bc" fo:background-color="transparent"/>
    </style:style>
    <style:style style:name="P11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476373" officeooo:paragraph-rsid="00476373" fo:background-color="#ffff00"/>
    </style:style>
    <style:style style:name="P11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4e4f" fo:background-color="transparent" style:font-weight-asian="bold" style:font-weight-complex="bold"/>
    </style:style>
    <style:style style:name="P11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48ef57" fo:background-color="transparent" style:font-weight-asian="bold" style:font-weight-complex="bold"/>
    </style:style>
    <style:style style:name="P11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66c6ca" fo:background-color="transparent" style:font-weight-asian="bold" style:font-weight-complex="bold"/>
    </style:style>
    <style:style style:name="P118"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72d2aa" fo:background-color="transparent" style:font-weight-asian="bold" style:font-weight-complex="bold"/>
    </style:style>
    <style:style style:name="P119"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72fcb" fo:background-color="transparent" style:font-weight-asian="bold" style:font-weight-complex="bold"/>
    </style:style>
    <style:style style:name="P12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paragraph-rsid="00a91a8f" fo:background-color="transparent" style:font-weight-asian="bold" style:font-weight-complex="bold"/>
    </style:style>
    <style:style style:name="P12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78bd5c" officeooo:paragraph-rsid="0078bd5c" fo:background-color="transparent" style:font-weight-asian="bold" style:font-weight-complex="bold"/>
    </style:style>
    <style:style style:name="P12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72fcb" officeooo:paragraph-rsid="00a72fcb" fo:background-color="transparent" style:font-weight-asian="bold" style:font-weight-complex="bold"/>
    </style:style>
    <style:style style:name="P12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af757" officeooo:paragraph-rsid="00aaf757" fo:background-color="transparent" style:font-weight-asian="bold" style:font-weight-complex="bold"/>
    </style:style>
    <style:style style:name="P12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ad9c23" officeooo:paragraph-rsid="00acc7bd" fo:background-color="transparent" style:font-weight-asian="bold" style:font-weight-complex="bold"/>
    </style:style>
    <style:style style:name="P125"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6d17f5" fo:background-color="transparent" style:font-style-asian="normal" style:font-weight-asian="bold" style:font-style-complex="normal" style:font-weight-complex="bold"/>
    </style:style>
    <style:style style:name="P126"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06ab58b" officeooo:paragraph-rsid="0072d2aa" fo:background-color="transparent" style:font-style-asian="normal" style:font-weight-asian="bold" style:font-style-complex="normal" style:font-weight-complex="bold"/>
    </style:style>
    <style:style style:name="P127"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style:text-underline-style="solid" style:text-underline-type="double" style:text-underline-width="auto" style:text-underline-color="font-color" fo:font-weight="normal" officeooo:rsid="0090fdcf" officeooo:paragraph-rsid="0094b745" fo:background-color="transparent" style:font-weight-asian="normal" style:font-weight-complex="normal"/>
    </style:style>
    <style:style style:name="P128" style:family="paragraph" style:parent-style-name="Standard">
      <style:paragraph-properties fo:margin-left="0in" fo:margin-right="0in" fo:orphans="2" fo:widows="2" fo:text-indent="0in" style:auto-text-indent="false"/>
      <style:text-properties officeooo:paragraph-rsid="005a984b"/>
    </style:style>
    <style:style style:name="P129" style:family="paragraph" style:parent-style-name="Standard">
      <style:paragraph-properties fo:margin-left="0in" fo:margin-right="0in" fo:orphans="2" fo:widows="2" fo:text-indent="0in" style:auto-text-indent="false"/>
      <style:text-properties fo:font-style="normal" officeooo:rsid="0210dea1" officeooo:paragraph-rsid="0210dea1" style:font-style-asian="normal" style:font-style-complex="normal"/>
    </style:style>
    <style:style style:name="P130"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bold" officeooo:rsid="021e2f1d" officeooo:paragraph-rsid="021e2f1d" fo:background-color="#ffff00" style:font-weight-asian="bold" style:font-weight-complex="bold"/>
    </style:style>
    <style:style style:name="P131"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536c3" officeooo:paragraph-rsid="021d002f" fo:background-color="transparent" style:font-style-asian="normal" style:font-weight-asian="normal" style:font-style-complex="normal" style:font-weight-complex="normal"/>
    </style:style>
    <style:style style:name="P132"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210dea1" officeooo:paragraph-rsid="005e57dc" fo:background-color="transparent" style:font-style-asian="normal" style:font-weight-asian="normal" style:font-style-complex="normal" style:font-weight-complex="normal"/>
    </style:style>
    <style:style style:name="P133"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normal" fo:font-weight="normal" officeooo:rsid="00636620" officeooo:paragraph-rsid="02159448" fo:background-color="transparent" style:font-style-asian="normal" style:font-weight-asian="normal" style:font-style-complex="normal" style:font-weight-complex="normal"/>
    </style:style>
    <style:style style:name="P134" style:family="paragraph" style:parent-style-name="Standard">
      <style:paragraph-properties fo:margin-left="0in" fo:margin-right="0in" fo:orphans="2" fo:widows="2" fo:text-indent="0in" style:auto-text-indent="false"/>
      <style:text-properties fo:font-variant="normal" fo:text-transform="none" style:use-window-font-color="true" loext:opacity="0%" style:font-name="Segoe UI" fo:font-size="10.5pt" fo:letter-spacing="normal" fo:font-style="italic" fo:font-weight="normal" officeooo:rsid="005a984b" officeooo:paragraph-rsid="005a984b" fo:background-color="transparent" style:font-style-asian="italic" style:font-weight-asian="normal" style:font-style-complex="italic" style:font-weight-complex="normal"/>
    </style:style>
    <style:style style:name="P135" style:family="paragraph" style:parent-style-name="Standard">
      <style:paragraph-properties fo:margin-left="0in" fo:margin-right="0in" fo:orphans="2" fo:widows="2" fo:text-indent="0in" style:auto-text-indent="false"/>
      <style:text-properties style:use-window-font-color="true" loext:opacity="0%" fo:font-weight="normal" officeooo:paragraph-rsid="008d590d" fo:background-color="transparent" style:font-weight-asian="normal" style:font-weight-complex="normal"/>
    </style:style>
    <style:style style:name="P136" style:family="paragraph" style:parent-style-name="Standard">
      <style:paragraph-properties fo:margin-left="0in" fo:margin-right="0in" fo:orphans="2" fo:widows="2" fo:text-indent="0in" style:auto-text-indent="false"/>
      <style:text-properties style:use-window-font-color="true" loext:opacity="0%" fo:font-weight="normal" officeooo:paragraph-rsid="01146938" fo:background-color="transparent" style:font-weight-asian="normal" style:font-weight-complex="normal"/>
    </style:style>
    <style:style style:name="P137" style:family="paragraph" style:parent-style-name="Standard">
      <style:paragraph-properties fo:margin-left="0in" fo:margin-right="0in" fo:orphans="2" fo:widows="2" fo:text-indent="0in" style:auto-text-indent="false"/>
      <style:text-properties style:use-window-font-color="true" loext:opacity="0%" officeooo:paragraph-rsid="00484e4f" fo:background-color="transparent"/>
    </style:style>
    <style:style style:name="P138" style:family="paragraph" style:parent-style-name="Standard">
      <style:paragraph-properties fo:margin-left="0in" fo:margin-right="0in" fo:orphans="2" fo:widows="2" fo:text-indent="0in" style:auto-text-indent="false"/>
      <style:text-properties style:use-window-font-color="true" loext:opacity="0%" officeooo:rsid="02250039" officeooo:paragraph-rsid="02250039" fo:background-color="transparent"/>
    </style:style>
    <style:style style:name="P139" style:family="paragraph" style:parent-style-name="Standard">
      <style:paragraph-properties fo:margin-left="0in" fo:margin-right="0in" fo:orphans="2" fo:widows="2" fo:text-indent="0in" style:auto-text-indent="false"/>
      <style:text-properties style:use-window-font-color="true" loext:opacity="0%" officeooo:rsid="022b4ffa" officeooo:paragraph-rsid="022b4ffa" fo:background-color="transparent"/>
    </style:style>
    <style:style style:name="P140" style:family="paragraph" style:parent-style-name="Standard">
      <style:paragraph-properties fo:margin-left="0in" fo:margin-right="0in" fo:orphans="2" fo:widows="2" fo:text-indent="0in" style:auto-text-indent="false"/>
      <style:text-properties style:use-window-font-color="true" loext:opacity="0%" officeooo:rsid="022b4ffa" officeooo:paragraph-rsid="0233d5fb" fo:background-color="transparent"/>
    </style:style>
    <style:style style:name="P141" style:family="paragraph" style:parent-style-name="Standard">
      <style:paragraph-properties fo:margin-left="0in" fo:margin-right="0in" fo:orphans="2" fo:widows="2" fo:text-indent="0in" style:auto-text-indent="false"/>
      <style:text-properties style:use-window-font-color="true" loext:opacity="0%" officeooo:rsid="02311c3e" officeooo:paragraph-rsid="02311c3e" fo:background-color="transparent"/>
    </style:style>
    <style:style style:name="P142" style:family="paragraph" style:parent-style-name="Standard">
      <style:paragraph-properties fo:margin-left="0in" fo:margin-right="0in" fo:orphans="2" fo:widows="2" fo:text-indent="0in" style:auto-text-indent="false"/>
      <style:text-properties style:use-window-font-color="true" loext:opacity="0%" officeooo:rsid="0232a1e0" officeooo:paragraph-rsid="0232a1e0" fo:background-color="transparent"/>
    </style:style>
    <style:style style:name="T1" style:family="text">
      <style:text-properties fo:font-variant="normal" fo:text-transform="none" style:font-name="Segoe UI" fo:font-size="10.5pt" fo:letter-spacing="normal"/>
    </style:style>
    <style:style style:name="T2" style:family="text">
      <style:text-properties fo:font-variant="normal" fo:text-transform="none" style:font-name="Segoe UI" fo:font-size="10.5pt" fo:letter-spacing="normal" fo:font-style="normal"/>
    </style:style>
    <style:style style:name="T3" style:family="text">
      <style:text-properties fo:font-variant="normal" fo:text-transform="none" style:font-name="Segoe UI" fo:font-size="10.5pt" fo:letter-spacing="normal" fo:font-style="normal" fo:font-weight="normal"/>
    </style:style>
    <style:style style:name="T4" style:family="text">
      <style:text-properties fo:font-variant="normal" fo:text-transform="none" style:font-name="Segoe UI" fo:font-size="10.5pt" fo:letter-spacing="normal" fo:font-style="normal" fo:font-weight="normal" officeooo:rsid="00359879"/>
    </style:style>
    <style:style style:name="T5" style:family="text">
      <style:text-properties fo:font-variant="normal" fo:text-transform="none" style:font-name="Segoe UI" fo:font-size="10.5pt" fo:letter-spacing="normal" fo:font-style="normal" fo:font-weight="normal" officeooo:rsid="0037119b" fo:background-color="#ffff00" loext:char-shading-value="0"/>
    </style:style>
    <style:style style:name="T6" style:family="text">
      <style:text-properties fo:font-variant="normal" fo:text-transform="none" style:font-name="Segoe UI" fo:font-size="10.5pt" fo:letter-spacing="normal" fo:font-style="normal" fo:font-weight="normal" officeooo:rsid="003b16f3"/>
    </style:style>
    <style:style style:name="T7" style:family="text">
      <style:text-properties fo:font-variant="normal" fo:text-transform="none" style:font-name="Segoe UI" fo:font-size="10.5pt" fo:letter-spacing="normal" fo:font-style="normal" fo:font-weight="normal" officeooo:rsid="003c062d"/>
    </style:style>
    <style:style style:name="T8" style:family="text">
      <style:text-properties fo:font-variant="normal" fo:text-transform="none" style:font-name="Segoe UI" fo:font-size="10.5pt" fo:letter-spacing="normal" fo:font-style="normal" fo:font-weight="normal" officeooo:rsid="003d75c3"/>
    </style:style>
    <style:style style:name="T9" style:family="text">
      <style:text-properties fo:font-variant="normal" fo:text-transform="none" style:font-name="Segoe UI" fo:font-size="10.5pt" fo:letter-spacing="normal" fo:font-style="normal" fo:font-weight="normal" officeooo:rsid="003e759c"/>
    </style:style>
    <style:style style:name="T10" style:family="text">
      <style:text-properties fo:font-variant="normal" fo:text-transform="none" style:font-name="Segoe UI" fo:font-size="10.5pt" fo:letter-spacing="normal" fo:font-style="normal" fo:font-weight="normal" officeooo:rsid="003f578b"/>
    </style:style>
    <style:style style:name="T11" style:family="text">
      <style:text-properties fo:font-variant="normal" fo:text-transform="none" style:font-name="Segoe UI" fo:font-size="10.5pt" fo:letter-spacing="normal" fo:font-style="normal" fo:font-weight="normal" officeooo:rsid="0040caa7"/>
    </style:style>
    <style:style style:name="T12" style:family="text">
      <style:text-properties fo:font-variant="normal" fo:text-transform="none" style:font-name="Segoe UI" fo:font-size="10.5pt" fo:letter-spacing="normal" fo:font-style="normal" fo:font-weight="normal" officeooo:rsid="0044d48c"/>
    </style:style>
    <style:style style:name="T13" style:family="text">
      <style:text-properties fo:font-variant="normal" fo:text-transform="none" style:font-name="Segoe UI" fo:font-size="10.5pt" fo:letter-spacing="normal" fo:font-style="normal" fo:font-weight="normal" officeooo:rsid="00452a0a"/>
    </style:style>
    <style:style style:name="T14" style:family="text">
      <style:text-properties fo:font-variant="normal" fo:text-transform="none" style:font-name="Segoe UI" fo:font-size="10.5pt" fo:letter-spacing="normal" fo:font-style="normal" fo:font-weight="normal" officeooo:rsid="0047d762"/>
    </style:style>
    <style:style style:name="T15" style:family="text">
      <style:text-properties fo:font-variant="normal" fo:text-transform="none" style:font-name="Segoe UI" fo:font-size="10.5pt" fo:letter-spacing="normal" fo:font-style="normal" fo:font-weight="normal" style:font-weight-asian="normal" style:font-weight-complex="normal"/>
    </style:style>
    <style:style style:name="T16" style:family="text">
      <style:text-properties fo:font-variant="normal" fo:text-transform="none" style:font-name="Segoe UI" fo:font-size="10.5pt" fo:letter-spacing="normal" fo:font-style="normal" fo:font-weight="normal" officeooo:rsid="004ec6b3" style:font-weight-asian="normal" style:font-weight-complex="normal"/>
    </style:style>
    <style:style style:name="T17" style:family="text">
      <style:text-properties fo:font-variant="normal" fo:text-transform="none" style:font-name="Segoe UI" fo:font-size="10.5pt" fo:letter-spacing="normal" fo:font-style="normal" fo:font-weight="normal" officeooo:rsid="004fa0ae" style:font-weight-asian="normal" style:font-weight-complex="normal"/>
    </style:style>
    <style:style style:name="T18" style:family="text">
      <style:text-properties fo:font-variant="normal" fo:text-transform="none" style:font-name="Segoe UI" fo:font-size="10.5pt" fo:letter-spacing="normal" fo:font-style="normal" fo:font-weight="normal" officeooo:rsid="0050d3ac" style:font-weight-asian="normal" style:font-weight-complex="normal"/>
    </style:style>
    <style:style style:name="T19" style:family="text">
      <style:text-properties fo:font-variant="normal" fo:text-transform="none" style:font-name="Segoe UI" fo:font-size="10.5pt" fo:letter-spacing="normal" fo:font-style="normal" fo:font-weight="normal" officeooo:rsid="009c33c9" style:font-weight-asian="normal" style:font-weight-complex="normal"/>
    </style:style>
    <style:style style:name="T20" style:family="text">
      <style:text-properties fo:font-variant="normal" fo:text-transform="none" style:font-name="Segoe UI" fo:font-size="10.5pt" fo:letter-spacing="normal" fo:font-style="normal" fo:font-weight="normal" officeooo:rsid="00a1c72f" style:font-weight-asian="normal" style:font-weight-complex="normal"/>
    </style:style>
    <style:style style:name="T21" style:family="text">
      <style:text-properties fo:font-variant="normal" fo:text-transform="none" style:font-name="Segoe UI" fo:font-size="10.5pt" fo:letter-spacing="normal" fo:font-style="normal" fo:font-weight="normal" officeooo:rsid="00a72fcb" style:font-weight-asian="normal" style:font-weight-complex="normal"/>
    </style:style>
    <style:style style:name="T22" style:family="text">
      <style:text-properties fo:font-variant="normal" fo:text-transform="none" style:font-name="Segoe UI" fo:font-size="10.5pt" fo:letter-spacing="normal" fo:font-style="normal" fo:font-weight="normal" officeooo:rsid="00ad9c23" style:font-weight-asian="normal" style:font-weight-complex="normal"/>
    </style:style>
    <style:style style:name="T23" style:family="text">
      <style:text-properties fo:font-variant="normal" fo:text-transform="none" style:font-name="Segoe UI" fo:font-size="10.5pt" fo:letter-spacing="normal" fo:font-style="normal" fo:font-weight="normal" officeooo:rsid="00ada00e" style:font-weight-asian="normal" style:font-weight-complex="normal"/>
    </style:style>
    <style:style style:name="T24" style:family="text">
      <style:text-properties fo:font-variant="normal" fo:text-transform="none" style:font-name="Segoe UI" fo:font-size="10.5pt" fo:letter-spacing="normal" fo:font-style="normal" fo:font-weight="normal" officeooo:rsid="00bc082f" style:font-weight-asian="normal" style:font-weight-complex="normal"/>
    </style:style>
    <style:style style:name="T25" style:family="text">
      <style:text-properties fo:font-variant="normal" fo:text-transform="none" style:font-name="Segoe UI" fo:font-size="10.5pt" fo:letter-spacing="normal" fo:font-style="normal" fo:font-weight="normal" officeooo:rsid="00bd2da6" style:font-weight-asian="normal" style:font-weight-complex="normal"/>
    </style:style>
    <style:style style:name="T26" style:family="text">
      <style:text-properties fo:font-variant="normal" fo:text-transform="none" style:font-name="Segoe UI" fo:font-size="10.5pt" fo:letter-spacing="normal" fo:font-style="normal" fo:font-weight="normal" officeooo:rsid="00be9a99" style:font-weight-asian="normal" style:font-weight-complex="normal"/>
    </style:style>
    <style:style style:name="T27" style:family="text">
      <style:text-properties fo:font-variant="normal" fo:text-transform="none" style:font-name="Segoe UI" fo:font-size="10.5pt" fo:letter-spacing="normal" fo:font-style="normal" fo:font-weight="normal" officeooo:rsid="00bea25f" style:font-weight-asian="normal" style:font-weight-complex="normal"/>
    </style:style>
    <style:style style:name="T28" style:family="text">
      <style:text-properties fo:font-variant="normal" fo:text-transform="none" style:font-name="Segoe UI" fo:font-size="10.5pt" fo:letter-spacing="normal" fo:font-style="normal" fo:font-weight="normal" officeooo:rsid="0192dce5" style:font-weight-asian="normal" style:font-weight-complex="normal"/>
    </style:style>
    <style:style style:name="T29" style:family="text">
      <style:text-properties fo:font-variant="normal" fo:text-transform="none" style:font-name="Segoe UI" fo:font-size="10.5pt" fo:letter-spacing="normal" fo:font-style="normal" fo:font-weight="normal" officeooo:rsid="01a23cd2" style:font-weight-asian="normal" style:font-weight-complex="normal"/>
    </style:style>
    <style:style style:name="T30" style:family="text">
      <style:text-properties fo:font-variant="normal" fo:text-transform="none" style:font-name="Segoe UI" fo:font-size="10.5pt" fo:letter-spacing="normal" fo:font-style="normal" fo:font-weight="normal" officeooo:rsid="02269c60" style:font-weight-asian="normal" style:font-weight-complex="normal"/>
    </style:style>
    <style:style style:name="T31" style:family="text">
      <style:text-properties fo:font-variant="normal" fo:text-transform="none" style:font-name="Segoe UI" fo:font-size="10.5pt" fo:letter-spacing="normal" fo:font-style="normal" fo:font-weight="normal" officeooo:rsid="022719a5" style:font-weight-asian="normal" style:font-weight-complex="normal"/>
    </style:style>
    <style:style style:name="T32" style:family="text">
      <style:text-properties fo:font-variant="normal" fo:text-transform="none" style:font-name="Segoe UI" fo:font-size="10.5pt" fo:letter-spacing="normal" fo:font-style="normal" fo:font-weight="normal" officeooo:rsid="02280e3c" style:font-weight-asian="normal" style:font-weight-complex="normal"/>
    </style:style>
    <style:style style:name="T33" style:family="text">
      <style:text-properties fo:font-variant="normal" fo:text-transform="none" style:font-name="Segoe UI" fo:font-size="10.5pt" fo:letter-spacing="normal" fo:font-style="normal" fo:font-weight="normal" officeooo:rsid="0229c10f" style:font-weight-asian="normal" style:font-weight-complex="normal"/>
    </style:style>
    <style:style style:name="T34" style:family="text">
      <style:text-properties fo:font-variant="normal" fo:text-transform="none" style:font-name="Segoe UI" fo:font-size="10.5pt" fo:letter-spacing="normal" fo:font-style="normal" fo:font-weight="normal" officeooo:rsid="0229cd2f" style:font-weight-asian="normal" style:font-weight-complex="normal"/>
    </style:style>
    <style:style style:name="T35" style:family="text">
      <style:text-properties fo:font-variant="normal" fo:text-transform="none" style:font-name="Segoe UI" fo:font-size="10.5pt" fo:letter-spacing="normal" fo:font-style="normal" fo:font-weight="normal" officeooo:rsid="022b4ffa" style:font-weight-asian="normal" style:font-weight-complex="normal"/>
    </style:style>
    <style:style style:name="T36" style:family="text">
      <style:text-properties fo:font-variant="normal" fo:text-transform="none" style:font-name="Segoe UI" fo:font-size="10.5pt" fo:letter-spacing="normal" fo:font-style="normal" fo:font-weight="normal" officeooo:rsid="022d4da6" style:font-weight-asian="normal" style:font-weight-complex="normal"/>
    </style:style>
    <style:style style:name="T37" style:family="text">
      <style:text-properties fo:font-variant="normal" fo:text-transform="none" style:font-name="Segoe UI" fo:font-size="10.5pt" fo:letter-spacing="normal" fo:font-style="normal" fo:font-weight="normal" officeooo:rsid="02311c3e" style:font-weight-asian="normal" style:font-weight-complex="normal"/>
    </style:style>
    <style:style style:name="T38" style:family="text">
      <style:text-properties fo:font-variant="normal" fo:text-transform="none" style:font-name="Segoe UI" fo:font-size="10.5pt" fo:letter-spacing="normal" fo:font-style="normal" fo:font-weight="normal" officeooo:rsid="0233d5fb" style:font-weight-asian="normal" style:font-weight-complex="normal"/>
    </style:style>
    <style:style style:name="T39" style:family="text">
      <style:text-properties fo:font-variant="normal" fo:text-transform="none" style:font-name="Segoe UI" fo:font-size="10.5pt" fo:letter-spacing="normal" fo:font-style="normal" fo:font-weight="normal" officeooo:rsid="02341a48" style:font-weight-asian="normal" style:font-weight-complex="normal"/>
    </style:style>
    <style:style style:name="T40" style:family="text">
      <style:text-properties fo:font-variant="normal" fo:text-transform="none" style:font-name="Segoe UI" fo:font-size="10.5pt" fo:letter-spacing="normal" fo:font-style="normal" fo:font-weight="normal" officeooo:rsid="023546be" style:font-weight-asian="normal" style:font-weight-complex="normal"/>
    </style:style>
    <style:style style:name="T41" style:family="text">
      <style:text-properties fo:font-variant="normal" fo:text-transform="none" style:font-name="Segoe UI" fo:font-size="10.5pt" fo:letter-spacing="normal" fo:font-style="normal" fo:font-weight="normal" officeooo:rsid="023705be" style:font-weight-asian="normal" style:font-weight-complex="normal"/>
    </style:style>
    <style:style style:name="T42" style:family="text">
      <style:text-properties fo:font-variant="normal" fo:text-transform="none" style:font-name="Segoe UI" fo:font-size="10.5pt" fo:letter-spacing="normal" fo:font-style="normal" fo:font-weight="normal" officeooo:rsid="02378f48" style:font-weight-asian="normal" style:font-weight-complex="normal"/>
    </style:style>
    <style:style style:name="T43" style:family="text">
      <style:text-properties fo:font-variant="normal" fo:text-transform="none" style:font-name="Segoe UI" fo:font-size="10.5pt" fo:letter-spacing="normal" fo:font-style="normal" fo:font-weight="normal" officeooo:rsid="02397e77" style:font-weight-asian="normal" style:font-weight-complex="normal"/>
    </style:style>
    <style:style style:name="T44" style:family="text">
      <style:text-properties fo:font-variant="normal" fo:text-transform="none" style:font-name="Segoe UI" fo:font-size="10.5pt" fo:letter-spacing="normal" fo:font-style="normal" fo:font-weight="normal" officeooo:rsid="017503b2"/>
    </style:style>
    <style:style style:name="T45" style:family="text">
      <style:text-properties fo:font-variant="normal" fo:text-transform="none" style:font-name="Segoe UI" fo:font-size="10.5pt" fo:letter-spacing="normal" fo:font-style="normal" fo:font-weight="normal" officeooo:rsid="0175b2f5"/>
    </style:style>
    <style:style style:name="T46" style:family="text">
      <style:text-properties fo:font-variant="normal" fo:text-transform="none" style:font-name="Segoe UI" fo:font-size="10.5pt" fo:letter-spacing="normal" fo:font-style="normal" fo:font-weight="normal" officeooo:rsid="0175b599"/>
    </style:style>
    <style:style style:name="T47" style:family="text">
      <style:text-properties fo:font-variant="normal" fo:text-transform="none" style:font-name="Segoe UI" fo:font-size="10.5pt" fo:letter-spacing="normal" fo:font-style="normal" fo:font-weight="bold" style:font-weight-asian="bold" style:font-weight-complex="bold"/>
    </style:style>
    <style:style style:name="T48" style:family="text">
      <style:text-properties fo:font-variant="normal" fo:text-transform="none" style:font-name="Segoe UI" fo:font-size="10.5pt" fo:letter-spacing="normal" fo:font-style="normal" fo:font-weight="bold" officeooo:rsid="009c33c9" style:font-weight-asian="bold" style:font-weight-complex="bold"/>
    </style:style>
    <style:style style:name="T49" style:family="text">
      <style:text-properties fo:font-variant="normal" fo:text-transform="none" style:font-name="Segoe UI" fo:font-size="10.5pt" fo:letter-spacing="normal" fo:font-style="normal" fo:font-weight="bold" officeooo:rsid="00a07a62" style:font-weight-asian="bold" style:font-weight-complex="bold"/>
    </style:style>
    <style:style style:name="T50" style:family="text">
      <style:text-properties fo:font-variant="normal" fo:text-transform="none" style:font-name="Segoe UI" fo:font-size="10.5pt" fo:letter-spacing="normal" fo:font-style="normal" fo:font-weight="bold" officeooo:rsid="00a1c72f" style:font-weight-asian="bold" style:font-weight-complex="bold"/>
    </style:style>
    <style:style style:name="T51" style:family="text">
      <style:text-properties fo:font-variant="normal" fo:text-transform="none" style:font-name="Segoe UI" fo:font-size="10.5pt" fo:letter-spacing="normal" fo:font-style="normal" fo:font-weight="bold" officeooo:rsid="00a72fcb" style:font-weight-asian="bold" style:font-weight-complex="bold"/>
    </style:style>
    <style:style style:name="T52" style:family="text">
      <style:text-properties fo:font-variant="normal" fo:text-transform="none" style:font-name="Segoe UI" fo:font-size="10.5pt" fo:letter-spacing="normal" fo:font-style="normal" fo:font-weight="bold" officeooo:rsid="0192dce5" style:font-weight-asian="bold" style:font-weight-complex="bold"/>
    </style:style>
    <style:style style:name="T53" style:family="text">
      <style:text-properties fo:font-variant="normal" fo:text-transform="none" style:font-name="Segoe UI" fo:font-size="10.5pt" fo:letter-spacing="normal" fo:font-style="normal" officeooo:rsid="004af03d"/>
    </style:style>
    <style:style style:name="T54" style:family="text">
      <style:text-properties fo:font-variant="normal" fo:text-transform="none" style:font-name="Segoe UI" fo:font-size="10.5pt" fo:letter-spacing="normal" fo:font-style="normal" officeooo:rsid="00521ee0"/>
    </style:style>
    <style:style style:name="T55" style:family="text">
      <style:text-properties fo:font-variant="normal" fo:text-transform="none" style:font-name="Segoe UI" fo:font-size="10.5pt" fo:letter-spacing="normal" fo:font-style="normal" officeooo:rsid="005a984b"/>
    </style:style>
    <style:style style:name="T56" style:family="text">
      <style:text-properties fo:font-variant="normal" fo:text-transform="none" style:font-name="Segoe UI" fo:font-size="10.5pt" fo:letter-spacing="normal" fo:font-style="normal" officeooo:rsid="005d7b1c"/>
    </style:style>
    <style:style style:name="T57" style:family="text">
      <style:text-properties fo:font-variant="normal" fo:text-transform="none" style:font-name="Segoe UI" fo:font-size="10.5pt" fo:letter-spacing="normal" fo:font-style="normal" officeooo:rsid="00885d99"/>
    </style:style>
    <style:style style:name="T58" style:family="text">
      <style:text-properties fo:font-variant="normal" fo:text-transform="none" style:font-name="Segoe UI" fo:font-size="10.5pt" fo:letter-spacing="normal" fo:font-style="normal" officeooo:rsid="00900d10"/>
    </style:style>
    <style:style style:name="T59" style:family="text">
      <style:text-properties fo:font-variant="normal" fo:text-transform="none" style:font-name="Segoe UI" fo:font-size="10.5pt" fo:letter-spacing="normal" fo:font-style="normal" officeooo:rsid="009340bc"/>
    </style:style>
    <style:style style:name="T60" style:family="text">
      <style:text-properties fo:font-variant="normal" fo:text-transform="none" style:font-name="Segoe UI" fo:font-size="10.5pt" fo:letter-spacing="normal" fo:font-style="normal" officeooo:rsid="00951da7"/>
    </style:style>
    <style:style style:name="T61" style:family="text">
      <style:text-properties fo:font-variant="normal" fo:text-transform="none" style:font-name="Segoe UI" fo:font-size="10.5pt" fo:letter-spacing="normal" fo:font-style="normal" officeooo:rsid="00959da1"/>
    </style:style>
    <style:style style:name="T62" style:family="text">
      <style:text-properties fo:font-variant="normal" fo:text-transform="none" style:font-name="Segoe UI" fo:font-size="10.5pt" fo:letter-spacing="normal" fo:font-style="normal" officeooo:rsid="00965c3f"/>
    </style:style>
    <style:style style:name="T63" style:family="text">
      <style:text-properties fo:font-variant="normal" fo:text-transform="none" style:font-name="Segoe UI" fo:font-size="10.5pt" fo:letter-spacing="normal" fo:font-style="normal" officeooo:rsid="0096f200"/>
    </style:style>
    <style:style style:name="T64" style:family="text">
      <style:text-properties fo:font-variant="normal" fo:text-transform="none" style:font-name="Segoe UI" fo:font-size="10.5pt" fo:letter-spacing="normal" fo:font-style="normal" officeooo:rsid="009cdc81"/>
    </style:style>
    <style:style style:name="T65" style:family="text">
      <style:text-properties fo:font-variant="normal" fo:text-transform="none" style:font-name="Segoe UI" fo:font-size="10.5pt" fo:letter-spacing="normal" fo:font-style="normal" officeooo:rsid="00ba553d"/>
    </style:style>
    <style:style style:name="T66" style:family="text">
      <style:text-properties fo:font-variant="normal" fo:text-transform="none" style:font-name="Segoe UI" fo:font-size="10.5pt" fo:letter-spacing="normal" fo:font-style="normal" officeooo:rsid="00cdf2ca"/>
    </style:style>
    <style:style style:name="T67" style:family="text">
      <style:text-properties fo:font-variant="normal" fo:text-transform="none" style:font-name="Segoe UI" fo:font-size="10.5pt" fo:letter-spacing="normal" fo:font-style="normal" officeooo:rsid="00cecf6b"/>
    </style:style>
    <style:style style:name="T68" style:family="text">
      <style:text-properties fo:font-variant="normal" fo:text-transform="none" style:font-name="Segoe UI" fo:font-size="10.5pt" fo:letter-spacing="normal" fo:font-style="normal" officeooo:rsid="00d07d72"/>
    </style:style>
    <style:style style:name="T69" style:family="text">
      <style:text-properties fo:font-variant="normal" fo:text-transform="none" style:font-name="Segoe UI" fo:font-size="10.5pt" fo:letter-spacing="normal" fo:font-style="normal" officeooo:rsid="00d4295e"/>
    </style:style>
    <style:style style:name="T70" style:family="text">
      <style:text-properties fo:font-variant="normal" fo:text-transform="none" style:font-name="Segoe UI" fo:font-size="10.5pt" fo:letter-spacing="normal" fo:font-style="normal" officeooo:rsid="00d934a5"/>
    </style:style>
    <style:style style:name="T71" style:family="text">
      <style:text-properties fo:font-variant="normal" fo:text-transform="none" style:font-name="Segoe UI" fo:font-size="10.5pt" fo:letter-spacing="normal" fo:font-style="normal" officeooo:rsid="00db3406"/>
    </style:style>
    <style:style style:name="T72" style:family="text">
      <style:text-properties fo:font-variant="normal" fo:text-transform="none" style:font-name="Segoe UI" fo:font-size="10.5pt" fo:letter-spacing="normal" fo:font-style="normal" officeooo:rsid="00dcc5b4"/>
    </style:style>
    <style:style style:name="T73" style:family="text">
      <style:text-properties fo:font-variant="normal" fo:text-transform="none" style:font-name="Segoe UI" fo:font-size="10.5pt" fo:letter-spacing="normal" fo:font-style="normal" officeooo:rsid="00dd2628"/>
    </style:style>
    <style:style style:name="T74" style:family="text">
      <style:text-properties fo:font-variant="normal" fo:text-transform="none" style:font-name="Segoe UI" fo:font-size="10.5pt" fo:letter-spacing="normal" fo:font-style="normal" officeooo:rsid="00dd85ae"/>
    </style:style>
    <style:style style:name="T75" style:family="text">
      <style:text-properties fo:font-variant="normal" fo:text-transform="none" style:font-name="Segoe UI" fo:font-size="10.5pt" fo:letter-spacing="normal" fo:font-style="normal" officeooo:rsid="00e3f471"/>
    </style:style>
    <style:style style:name="T76" style:family="text">
      <style:text-properties fo:font-variant="normal" fo:text-transform="none" style:font-name="Segoe UI" fo:font-size="10.5pt" fo:letter-spacing="normal" fo:font-style="normal" officeooo:rsid="01e36fae"/>
    </style:style>
    <style:style style:name="T77" style:family="text">
      <style:text-properties fo:font-variant="normal" fo:text-transform="none" style:font-name="Segoe UI" fo:font-size="10.5pt" fo:letter-spacing="normal" fo:font-style="normal" officeooo:rsid="01e73cbf"/>
    </style:style>
    <style:style style:name="T78" style:family="text">
      <style:text-properties fo:font-variant="normal" fo:text-transform="none" style:font-name="Segoe UI" fo:font-size="10.5pt" fo:letter-spacing="normal" fo:font-style="normal" officeooo:rsid="01eb7866"/>
    </style:style>
    <style:style style:name="T79" style:family="text">
      <style:text-properties fo:font-variant="normal" fo:text-transform="none" style:font-name="Segoe UI" fo:font-size="10.5pt" fo:letter-spacing="normal" fo:font-style="normal" officeooo:rsid="01ed76f2"/>
    </style:style>
    <style:style style:name="T80" style:family="text">
      <style:text-properties fo:font-variant="normal" fo:text-transform="none" style:font-name="Segoe UI" fo:font-size="10.5pt" fo:letter-spacing="normal" fo:font-style="normal" officeooo:rsid="01ee58c0"/>
    </style:style>
    <style:style style:name="T81" style:family="text">
      <style:text-properties fo:font-variant="normal" fo:text-transform="none" style:font-name="Segoe UI" fo:font-size="10.5pt" fo:letter-spacing="normal" fo:font-style="normal" officeooo:rsid="01f0487d"/>
    </style:style>
    <style:style style:name="T82" style:family="text">
      <style:text-properties fo:font-variant="normal" fo:text-transform="none" style:font-name="Segoe UI" fo:font-size="10.5pt" fo:letter-spacing="normal" fo:font-style="normal" officeooo:rsid="01f0dc17"/>
    </style:style>
    <style:style style:name="T83" style:family="text">
      <style:text-properties fo:font-variant="normal" fo:text-transform="none" style:font-name="Segoe UI" fo:font-size="10.5pt" fo:letter-spacing="normal" fo:font-style="normal" officeooo:rsid="01f27595"/>
    </style:style>
    <style:style style:name="T84" style:family="text">
      <style:text-properties fo:font-variant="normal" fo:text-transform="none" style:font-name="Segoe UI" fo:font-size="10.5pt" fo:letter-spacing="normal" fo:font-style="normal" officeooo:rsid="01f2bd0b"/>
    </style:style>
    <style:style style:name="T85" style:family="text">
      <style:text-properties fo:font-variant="normal" fo:text-transform="none" style:font-name="Segoe UI" fo:font-size="10.5pt" fo:letter-spacing="normal" fo:font-style="normal" officeooo:rsid="01f42aae"/>
    </style:style>
    <style:style style:name="T86" style:family="text">
      <style:text-properties fo:font-variant="normal" fo:text-transform="none" style:font-name="Segoe UI" fo:font-size="10.5pt" fo:letter-spacing="normal" fo:font-style="normal" officeooo:rsid="01f4772a"/>
    </style:style>
    <style:style style:name="T87" style:family="text">
      <style:text-properties fo:font-variant="normal" fo:text-transform="none" style:font-name="Segoe UI" fo:font-size="10.5pt" fo:letter-spacing="normal" fo:font-style="normal" officeooo:rsid="01f60041"/>
    </style:style>
    <style:style style:name="T88" style:family="text">
      <style:text-properties fo:font-variant="normal" fo:text-transform="none" style:font-name="Segoe UI" fo:font-size="10.5pt" fo:letter-spacing="normal" fo:font-style="normal" officeooo:rsid="01f6bf8f"/>
    </style:style>
    <style:style style:name="T89" style:family="text">
      <style:text-properties fo:font-variant="normal" fo:text-transform="none" style:font-name="Segoe UI" fo:font-size="10.5pt" fo:letter-spacing="normal" fo:font-style="normal" officeooo:rsid="01f80ef1"/>
    </style:style>
    <style:style style:name="T90" style:family="text">
      <style:text-properties fo:font-variant="normal" fo:text-transform="none" style:font-name="Segoe UI" fo:font-size="10.5pt" fo:letter-spacing="normal" fo:font-style="normal" officeooo:rsid="01f82e9f"/>
    </style:style>
    <style:style style:name="T91" style:family="text">
      <style:text-properties fo:font-variant="normal" fo:text-transform="none" style:font-name="Segoe UI" fo:font-size="10.5pt" fo:letter-spacing="normal" fo:font-style="normal" officeooo:rsid="01f9245a"/>
    </style:style>
    <style:style style:name="T92" style:family="text">
      <style:text-properties fo:font-variant="normal" fo:text-transform="none" style:font-name="Segoe UI" fo:font-size="10.5pt" fo:letter-spacing="normal" fo:font-style="normal" officeooo:rsid="01f936bb"/>
    </style:style>
    <style:style style:name="T93" style:family="text">
      <style:text-properties fo:font-variant="normal" fo:text-transform="none" style:font-name="Segoe UI" fo:font-size="10.5pt" fo:letter-spacing="normal" fo:font-style="normal" officeooo:rsid="01faa3a9"/>
    </style:style>
    <style:style style:name="T94" style:family="text">
      <style:text-properties fo:font-variant="normal" fo:text-transform="none" style:font-name="Segoe UI" fo:font-size="10.5pt" fo:letter-spacing="normal" fo:font-style="normal" officeooo:rsid="01fbc77a"/>
    </style:style>
    <style:style style:name="T95" style:family="text">
      <style:text-properties fo:font-variant="normal" fo:text-transform="none" style:font-name="Segoe UI" fo:font-size="10.5pt" fo:letter-spacing="normal" fo:font-style="normal" officeooo:rsid="01fc36dc"/>
    </style:style>
    <style:style style:name="T96" style:family="text">
      <style:text-properties fo:font-variant="normal" fo:text-transform="none" style:font-name="Segoe UI" fo:font-size="10.5pt" fo:letter-spacing="normal" fo:font-style="normal" officeooo:rsid="01fe27f5"/>
    </style:style>
    <style:style style:name="T97" style:family="text">
      <style:text-properties fo:font-variant="normal" fo:text-transform="none" style:font-name="Segoe UI" fo:font-size="10.5pt" fo:letter-spacing="normal" fo:font-style="normal" officeooo:rsid="01ffef95"/>
    </style:style>
    <style:style style:name="T98" style:family="text">
      <style:text-properties fo:font-variant="normal" fo:text-transform="none" style:font-name="Segoe UI" fo:font-size="10.5pt" fo:letter-spacing="normal" fo:font-style="normal" officeooo:rsid="02010b78"/>
    </style:style>
    <style:style style:name="T99" style:family="text">
      <style:text-properties fo:font-variant="normal" fo:text-transform="none" style:font-name="Segoe UI" fo:font-size="10.5pt" fo:letter-spacing="normal" fo:font-style="normal" officeooo:rsid="008d590d"/>
    </style:style>
    <style:style style:name="T100" style:family="text">
      <style:text-properties fo:font-variant="normal" fo:text-transform="none" style:font-name="Segoe UI" fo:font-size="10.5pt" fo:letter-spacing="normal" fo:font-style="normal" officeooo:rsid="0240c5f6"/>
    </style:style>
    <style:style style:name="T101" style:family="text">
      <style:text-properties fo:font-variant="normal" fo:text-transform="none" style:font-name="Segoe UI" fo:font-size="10.5pt" fo:letter-spacing="normal" fo:font-style="italic" style:font-style-asian="italic" style:font-style-complex="italic"/>
    </style:style>
    <style:style style:name="T102" style:family="text">
      <style:text-properties fo:font-variant="normal" fo:text-transform="none" style:font-name="Segoe UI" fo:font-size="10.5pt" fo:letter-spacing="normal" fo:font-style="italic" officeooo:rsid="00d07d72" style:font-style-asian="italic" style:font-style-complex="italic"/>
    </style:style>
    <style:style style:name="T103" style:family="text">
      <style:text-properties fo:font-variant="normal" fo:text-transform="none" style:font-name="Segoe UI" fo:font-size="10.5pt" fo:letter-spacing="normal" fo:font-style="italic" officeooo:rsid="01e36fae" style:font-style-asian="italic" style:font-style-complex="italic"/>
    </style:style>
    <style:style style:name="T104" style:family="text">
      <style:text-properties fo:font-variant="normal" fo:text-transform="none" style:font-name="Segoe UI" fo:font-size="10.5pt" fo:letter-spacing="normal" fo:font-style="italic" fo:font-weight="bold" style:font-style-asian="italic" style:font-style-complex="italic"/>
    </style:style>
    <style:style style:name="T105" style:family="text">
      <style:text-properties fo:font-variant="normal" fo:text-transform="none" style:font-name="Segoe UI" fo:font-size="10.5pt" fo:letter-spacing="normal" officeooo:rsid="005fb18a"/>
    </style:style>
    <style:style style:name="T106" style:family="text">
      <style:text-properties fo:font-variant="normal" fo:text-transform="none" style:font-name="Segoe UI" fo:font-size="10.5pt" fo:letter-spacing="normal" officeooo:rsid="00636620"/>
    </style:style>
    <style:style style:name="T107" style:family="text">
      <style:text-properties fo:font-variant="normal" fo:text-transform="none" style:font-name="Segoe UI" fo:font-size="10.5pt" fo:letter-spacing="normal" officeooo:rsid="0064605d"/>
    </style:style>
    <style:style style:name="T108" style:family="text">
      <style:text-properties fo:font-variant="normal" fo:text-transform="none" style:font-name="Segoe UI" fo:font-size="10.5pt" fo:letter-spacing="normal" officeooo:rsid="006536c3"/>
    </style:style>
    <style:style style:name="T109" style:family="text">
      <style:text-properties fo:font-variant="normal" fo:text-transform="none" style:font-name="Segoe UI" fo:font-size="10.5pt" fo:letter-spacing="normal" officeooo:rsid="006fe909"/>
    </style:style>
    <style:style style:name="T110" style:family="text">
      <style:text-properties fo:font-variant="normal" fo:text-transform="none" style:font-name="Segoe UI" fo:font-size="10.5pt" fo:letter-spacing="normal" officeooo:rsid="007ddb79"/>
    </style:style>
    <style:style style:name="T111" style:family="text">
      <style:text-properties fo:font-variant="normal" fo:text-transform="none" style:font-name="Segoe UI" fo:font-size="10.5pt" fo:letter-spacing="normal" officeooo:rsid="007e341d"/>
    </style:style>
    <style:style style:name="T112" style:family="text">
      <style:text-properties fo:font-variant="normal" fo:text-transform="none" style:font-name="Segoe UI" fo:font-size="10.5pt" fo:letter-spacing="normal" officeooo:rsid="007f9604"/>
    </style:style>
    <style:style style:name="T113" style:family="text">
      <style:text-properties fo:font-variant="normal" fo:text-transform="none" style:font-name="Segoe UI" fo:font-size="10.5pt" fo:letter-spacing="normal" officeooo:rsid="00806b02"/>
    </style:style>
    <style:style style:name="T114" style:family="text">
      <style:text-properties fo:font-variant="normal" fo:text-transform="none" style:font-name="Segoe UI" fo:font-size="10.5pt" fo:letter-spacing="normal" officeooo:rsid="0082bb00"/>
    </style:style>
    <style:style style:name="T115" style:family="text">
      <style:text-properties fo:font-variant="normal" fo:text-transform="none" style:font-name="Segoe UI" fo:font-size="10.5pt" fo:letter-spacing="normal" officeooo:rsid="0084b377"/>
    </style:style>
    <style:style style:name="T116" style:family="text">
      <style:text-properties fo:font-variant="normal" fo:text-transform="none" style:font-name="Segoe UI" fo:font-size="10.5pt" fo:letter-spacing="normal" officeooo:rsid="0085e56b"/>
    </style:style>
    <style:style style:name="T117" style:family="text">
      <style:text-properties fo:font-variant="normal" fo:text-transform="none" style:font-name="Segoe UI" fo:font-size="10.5pt" fo:letter-spacing="normal" officeooo:rsid="00865941"/>
    </style:style>
    <style:style style:name="T118" style:family="text">
      <style:text-properties fo:font-variant="normal" fo:text-transform="none" style:font-name="Segoe UI" fo:font-size="10.5pt" fo:letter-spacing="normal" officeooo:rsid="008b8346"/>
    </style:style>
    <style:style style:name="T119" style:family="text">
      <style:text-properties fo:font-variant="normal" fo:text-transform="none" style:font-name="Segoe UI" fo:font-size="10.5pt" fo:letter-spacing="normal" officeooo:rsid="02159448"/>
    </style:style>
    <style:style style:name="T120" style:family="text">
      <style:text-properties fo:font-variant="normal" fo:text-transform="none" style:font-name="Segoe UI" fo:font-size="10.5pt" fo:letter-spacing="normal" officeooo:rsid="021660b8"/>
    </style:style>
    <style:style style:name="T121" style:family="text">
      <style:text-properties fo:font-variant="normal" fo:text-transform="none" style:font-name="Segoe UI" fo:font-size="10.5pt" fo:letter-spacing="normal" officeooo:rsid="0217ded3"/>
    </style:style>
    <style:style style:name="T122" style:family="text">
      <style:text-properties fo:font-variant="normal" fo:text-transform="none" style:font-name="Segoe UI" fo:font-size="10.5pt" fo:letter-spacing="normal" officeooo:rsid="02195662"/>
    </style:style>
    <style:style style:name="T123" style:family="text">
      <style:text-properties fo:font-variant="normal" fo:text-transform="none" style:font-name="Segoe UI" fo:font-size="10.5pt" fo:letter-spacing="normal" officeooo:rsid="021b8fb5"/>
    </style:style>
    <style:style style:name="T124" style:family="text">
      <style:text-properties fo:font-variant="normal" fo:text-transform="none" style:font-name="Segoe UI" fo:font-size="10.5pt" fo:letter-spacing="normal" officeooo:rsid="021d002f"/>
    </style:style>
    <style:style style:name="T125" style:family="text">
      <style:text-properties fo:font-variant="normal" fo:text-transform="none" style:font-name="Segoe UI" fo:font-size="10.5pt" fo:letter-spacing="normal" officeooo:rsid="021e2f1d"/>
    </style:style>
    <style:style style:name="T126" style:family="text">
      <style:text-properties fo:font-variant="normal" fo:text-transform="none" style:use-window-font-color="true" loext:opacity="0%" style:font-name="Segoe UI" fo:font-size="10.5pt" fo:letter-spacing="normal" fo:font-style="italic" fo:font-weight="normal" officeooo:rsid="005a984b" fo:background-color="transparent" loext:char-shading-value="0" style:font-style-asian="italic" style:font-weight-asian="normal" style:font-style-complex="italic" style:font-weight-complex="normal"/>
    </style:style>
    <style:style style:name="T127" style:family="text">
      <style:text-properties fo:font-variant="normal" fo:text-transform="none" style:use-window-font-color="true" loext:opacity="0%" style:font-name="Segoe UI" fo:font-size="10.5pt" fo:letter-spacing="normal" fo:font-weight="normal" fo:background-color="transparent" loext:char-shading-value="0" style:font-weight-asian="normal" style:font-weight-complex="normal"/>
    </style:style>
    <style:style style:name="T128" style:family="text">
      <style:text-properties fo:font-variant="normal" fo:text-transform="none" style:use-window-font-color="true" loext:opacity="0%" style:font-name="Segoe UI" fo:font-size="10.5pt" fo:letter-spacing="normal" fo:font-weight="normal" officeooo:rsid="005a984b" fo:background-color="transparent" loext:char-shading-value="0" style:font-weight-asian="normal" style:font-weight-complex="normal"/>
    </style:style>
    <style:style style:name="T129" style:family="text">
      <style:text-properties officeooo:rsid="00258993"/>
    </style:style>
    <style:style style:name="T130" style:family="text">
      <style:text-properties officeooo:rsid="00271d02"/>
    </style:style>
    <style:style style:name="T131" style:family="text">
      <style:text-properties officeooo:rsid="002a4251"/>
    </style:style>
    <style:style style:name="T132" style:family="text">
      <style:text-properties officeooo:rsid="002c19ac"/>
    </style:style>
    <style:style style:name="T133" style:family="text">
      <style:text-properties officeooo:rsid="002ed21d"/>
    </style:style>
    <style:style style:name="T134" style:family="text">
      <style:text-properties officeooo:rsid="003142fb"/>
    </style:style>
    <style:style style:name="T135" style:family="text">
      <style:text-properties officeooo:rsid="0032c295"/>
    </style:style>
    <style:style style:name="T136" style:family="text">
      <style:text-properties fo:font-weight="bold" style:font-weight-asian="bold" style:font-weight-complex="bold"/>
    </style:style>
    <style:style style:name="T137" style:family="text">
      <style:text-properties fo:font-weight="bold" officeooo:rsid="00f3e373" style:font-weight-asian="bold" style:font-weight-complex="bold"/>
    </style:style>
    <style:style style:name="T138" style:family="text">
      <style:text-properties fo:font-weight="bold" officeooo:rsid="013277c8" style:font-weight-asian="bold" style:font-weight-complex="bold"/>
    </style:style>
    <style:style style:name="T139" style:family="text">
      <style:text-properties fo:font-weight="bold" officeooo:rsid="0129cb5a" style:font-weight-asian="bold" style:font-weight-complex="bold"/>
    </style:style>
    <style:style style:name="T140" style:family="text">
      <style:text-properties officeooo:rsid="00c35bda"/>
    </style:style>
    <style:style style:name="T141" style:family="text">
      <style:text-properties officeooo:rsid="00c41aed"/>
    </style:style>
    <style:style style:name="T142" style:family="text">
      <style:text-properties officeooo:rsid="00c57cdb"/>
    </style:style>
    <style:style style:name="T143" style:family="text">
      <style:text-properties officeooo:rsid="00c89823"/>
    </style:style>
    <style:style style:name="T144" style:family="text">
      <style:text-properties officeooo:rsid="00c9863f"/>
    </style:style>
    <style:style style:name="T145" style:family="text">
      <style:text-properties officeooo:rsid="00cb361c"/>
    </style:style>
    <style:style style:name="T146" style:family="text">
      <style:text-properties fo:font-weight="normal" officeooo:rsid="012b52a0" style:font-weight-asian="normal" style:font-weight-complex="normal"/>
    </style:style>
    <style:style style:name="T147" style:family="text">
      <style:text-properties fo:font-weight="normal" officeooo:rsid="012d4431" style:font-weight-asian="normal" style:font-weight-complex="normal"/>
    </style:style>
    <style:style style:name="T148" style:family="text">
      <style:text-properties fo:font-weight="normal" officeooo:rsid="012f22bd" style:font-weight-asian="normal" style:font-weight-complex="normal"/>
    </style:style>
    <style:style style:name="T149" style:family="text">
      <style:text-properties fo:font-weight="normal" officeooo:rsid="012f26a4" style:font-weight-asian="normal" style:font-weight-complex="normal"/>
    </style:style>
    <style:style style:name="T150" style:family="text">
      <style:text-properties fo:font-weight="normal" officeooo:rsid="012fdac6" style:font-weight-asian="normal" style:font-weight-complex="normal"/>
    </style:style>
    <style:style style:name="T151" style:family="text">
      <style:text-properties fo:font-weight="normal" officeooo:rsid="0131636a" style:font-weight-asian="normal" style:font-weight-complex="normal"/>
    </style:style>
    <style:style style:name="T152" style:family="text">
      <style:text-properties fo:font-weight="normal" officeooo:rsid="013277c8" style:font-weight-asian="normal" style:font-weight-complex="normal"/>
    </style:style>
    <style:style style:name="T153" style:family="text">
      <style:text-properties fo:font-weight="normal" officeooo:rsid="0135620a" style:font-weight-asian="normal" style:font-weight-complex="normal"/>
    </style:style>
    <style:style style:name="T154" style:family="text">
      <style:text-properties fo:font-weight="normal" officeooo:rsid="0135cb18" style:font-weight-asian="normal" style:font-weight-complex="normal"/>
    </style:style>
    <style:style style:name="T155" style:family="text">
      <style:text-properties fo:font-weight="normal" officeooo:rsid="013800ec" style:font-weight-asian="normal" style:font-weight-complex="normal"/>
    </style:style>
    <style:style style:name="T156" style:family="text">
      <style:text-properties fo:font-weight="normal" officeooo:rsid="013a1022" style:font-weight-asian="normal" style:font-weight-complex="normal"/>
    </style:style>
    <style:style style:name="T157" style:family="text">
      <style:text-properties fo:font-weight="normal" officeooo:rsid="013b9c63" style:font-weight-asian="normal" style:font-weight-complex="normal"/>
    </style:style>
    <style:style style:name="T158" style:family="text">
      <style:text-properties fo:font-weight="normal" officeooo:rsid="013d4cea" style:font-weight-asian="normal" style:font-weight-complex="normal"/>
    </style:style>
    <style:style style:name="T159" style:family="text">
      <style:text-properties fo:font-weight="normal" officeooo:rsid="013d973c" style:font-weight-asian="normal" style:font-weight-complex="normal"/>
    </style:style>
    <style:style style:name="T160" style:family="text">
      <style:text-properties fo:font-weight="normal" officeooo:rsid="01414f75" style:font-weight-asian="normal" style:font-weight-complex="normal"/>
    </style:style>
    <style:style style:name="T161" style:family="text">
      <style:text-properties fo:font-weight="normal" officeooo:rsid="01432e99" style:font-weight-asian="normal" style:font-weight-complex="normal"/>
    </style:style>
    <style:style style:name="T162" style:family="text">
      <style:text-properties fo:font-weight="normal" officeooo:rsid="0144d9d6" style:font-weight-asian="normal" style:font-weight-complex="normal"/>
    </style:style>
    <style:style style:name="T163" style:family="text">
      <style:text-properties fo:font-weight="normal" officeooo:rsid="0129cb5a" style:font-weight-asian="normal" style:font-weight-complex="normal"/>
    </style:style>
    <style:style style:name="T164" style:family="text">
      <style:text-properties fo:font-weight="normal" officeooo:rsid="019539da" style:font-weight-asian="normal" style:font-weight-complex="normal"/>
    </style:style>
    <style:style style:name="T165" style:family="text">
      <style:text-properties fo:font-weight="normal" officeooo:rsid="018cceeb" style:font-weight-asian="normal" style:font-weight-complex="normal"/>
    </style:style>
    <style:style style:name="T166" style:family="text">
      <style:text-properties fo:font-weight="normal" officeooo:rsid="018d8580" style:font-weight-asian="normal" style:font-weight-complex="normal"/>
    </style:style>
    <style:style style:name="T167" style:family="text">
      <style:text-properties fo:font-weight="normal" officeooo:rsid="0198c06a" style:font-weight-asian="normal" style:font-weight-complex="normal"/>
    </style:style>
    <style:style style:name="T168" style:family="text">
      <style:text-properties fo:font-weight="normal" officeooo:rsid="01997d44" style:font-weight-asian="normal" style:font-weight-complex="normal"/>
    </style:style>
    <style:style style:name="T169" style:family="text">
      <style:text-properties fo:font-weight="normal" officeooo:rsid="019ae5c1" style:font-weight-asian="normal" style:font-weight-complex="normal"/>
    </style:style>
    <style:style style:name="T170" style:family="text">
      <style:text-properties fo:font-weight="normal" officeooo:rsid="019e19c4" style:font-weight-asian="normal" style:font-weight-complex="normal"/>
    </style:style>
    <style:style style:name="T171" style:family="text">
      <style:text-properties fo:font-weight="normal" officeooo:rsid="01a15b8b" style:font-weight-asian="normal" style:font-weight-complex="normal"/>
    </style:style>
    <style:style style:name="T172" style:family="text">
      <style:text-properties fo:font-weight="normal" officeooo:rsid="01a5062e" style:font-weight-asian="normal" style:font-weight-complex="normal"/>
    </style:style>
    <style:style style:name="T173" style:family="text">
      <style:text-properties fo:font-weight="normal" officeooo:rsid="01a7dba9" style:font-weight-asian="normal" style:font-weight-complex="normal"/>
    </style:style>
    <style:style style:name="T174" style:family="text">
      <style:text-properties fo:font-weight="normal" officeooo:rsid="023c6118" style:font-weight-asian="normal" style:font-weight-complex="normal"/>
    </style:style>
    <style:style style:name="T175" style:family="text">
      <style:text-properties fo:font-style="italic" style:font-style-asian="italic" style:font-style-complex="italic"/>
    </style:style>
    <style:style style:name="T176" style:family="text">
      <style:text-properties fo:font-style="italic" officeooo:rsid="00ef97d9" style:font-style-asian="italic" style:font-style-complex="italic"/>
    </style:style>
    <style:style style:name="T177" style:family="text">
      <style:text-properties fo:font-style="italic" officeooo:rsid="01d5fe00" style:font-style-asian="italic" style:font-style-complex="italic"/>
    </style:style>
    <style:style style:name="T178" style:family="text">
      <style:text-properties fo:font-style="italic" fo:font-weight="normal" officeooo:rsid="0129cb5a" style:font-style-asian="italic" style:font-weight-asian="normal" style:font-style-complex="italic" style:font-weight-complex="normal"/>
    </style:style>
    <style:style style:name="T179" style:family="text">
      <style:text-properties fo:font-style="italic" fo:font-weight="normal" officeooo:rsid="019539da" style:font-style-asian="italic" style:font-weight-asian="normal" style:font-style-complex="italic" style:font-weight-complex="normal"/>
    </style:style>
    <style:style style:name="T180" style:family="text">
      <style:text-properties officeooo:rsid="00e6e2e1"/>
    </style:style>
    <style:style style:name="T181" style:family="text">
      <style:text-properties officeooo:rsid="00ef97d9"/>
    </style:style>
    <style:style style:name="T182" style:family="text">
      <style:text-properties officeooo:rsid="00f3e373"/>
    </style:style>
    <style:style style:name="T183" style:family="text">
      <style:text-properties officeooo:rsid="00f599b0"/>
    </style:style>
    <style:style style:name="T184" style:family="text">
      <style:text-properties officeooo:rsid="00f7a682"/>
    </style:style>
    <style:style style:name="T185" style:family="text">
      <style:text-properties officeooo:rsid="00fb2fea"/>
    </style:style>
    <style:style style:name="T186" style:family="text">
      <style:text-properties officeooo:rsid="00fd2aaa"/>
    </style:style>
    <style:style style:name="T187" style:family="text">
      <style:text-properties officeooo:rsid="00ff0182"/>
    </style:style>
    <style:style style:name="T188" style:family="text">
      <style:text-properties officeooo:rsid="0102afc4"/>
    </style:style>
    <style:style style:name="T189" style:family="text">
      <style:text-properties officeooo:rsid="0104591d"/>
    </style:style>
    <style:style style:name="T190" style:family="text">
      <style:text-properties officeooo:rsid="0106363b"/>
    </style:style>
    <style:style style:name="T191" style:family="text">
      <style:text-properties officeooo:rsid="0106cead"/>
    </style:style>
    <style:style style:name="T192" style:family="text">
      <style:text-properties officeooo:rsid="010730b1"/>
    </style:style>
    <style:style style:name="T193" style:family="text">
      <style:text-properties officeooo:rsid="010d2ba1"/>
    </style:style>
    <style:style style:name="T194" style:family="text">
      <style:text-properties officeooo:rsid="010ea2e8"/>
    </style:style>
    <style:style style:name="T195" style:family="text">
      <style:text-properties officeooo:rsid="010f9bd8"/>
    </style:style>
    <style:style style:name="T196" style:family="text">
      <style:text-properties officeooo:rsid="01100606"/>
    </style:style>
    <style:style style:name="T197" style:family="text">
      <style:text-properties officeooo:rsid="0111f0a6"/>
    </style:style>
    <style:style style:name="T198" style:family="text">
      <style:text-properties officeooo:rsid="011ba65c"/>
    </style:style>
    <style:style style:name="T199" style:family="text">
      <style:text-properties officeooo:rsid="011c75b9"/>
    </style:style>
    <style:style style:name="T200" style:family="text">
      <style:text-properties officeooo:rsid="011cb1d5"/>
    </style:style>
    <style:style style:name="T201" style:family="text">
      <style:text-properties officeooo:rsid="011d977c"/>
    </style:style>
    <style:style style:name="T202" style:family="text">
      <style:text-properties officeooo:rsid="011e143e"/>
    </style:style>
    <style:style style:name="T203" style:family="text">
      <style:text-properties officeooo:rsid="0121f154"/>
    </style:style>
    <style:style style:name="T204" style:family="text">
      <style:text-properties officeooo:rsid="012334ec"/>
    </style:style>
    <style:style style:name="T205" style:family="text">
      <style:text-properties officeooo:rsid="012524fd"/>
    </style:style>
    <style:style style:name="T206" style:family="text">
      <style:text-properties officeooo:rsid="012891f6"/>
    </style:style>
    <style:style style:name="T207" style:family="text">
      <style:text-properties officeooo:rsid="017b1895"/>
    </style:style>
    <style:style style:name="T208" style:family="text">
      <style:text-properties officeooo:rsid="017c6e59"/>
    </style:style>
    <style:style style:name="T209" style:family="text">
      <style:text-properties officeooo:rsid="017dde40"/>
    </style:style>
    <style:style style:name="T210" style:family="text">
      <style:text-properties officeooo:rsid="017f570f"/>
    </style:style>
    <style:style style:name="T211" style:family="text">
      <style:text-properties officeooo:rsid="01810a2d"/>
    </style:style>
    <style:style style:name="T212" style:family="text">
      <style:text-properties officeooo:rsid="0181ea8d"/>
    </style:style>
    <style:style style:name="T213" style:family="text">
      <style:text-properties officeooo:rsid="01828b3d"/>
    </style:style>
    <style:style style:name="T214" style:family="text">
      <style:text-properties officeooo:rsid="01843057"/>
    </style:style>
    <style:style style:name="T215" style:family="text">
      <style:text-properties officeooo:rsid="0185b2b4"/>
    </style:style>
    <style:style style:name="T216" style:family="text">
      <style:text-properties officeooo:rsid="0186b9c5"/>
    </style:style>
    <style:style style:name="T217" style:family="text">
      <style:text-properties officeooo:rsid="018a2634"/>
    </style:style>
    <style:style style:name="T218" style:family="text">
      <style:text-properties officeooo:rsid="018b42d8"/>
    </style:style>
    <style:style style:name="T219" style:family="text">
      <style:text-properties officeooo:rsid="01943357"/>
    </style:style>
    <style:style style:name="T220" style:family="text">
      <style:text-properties officeooo:rsid="01abcbb6"/>
    </style:style>
    <style:style style:name="T221" style:family="text">
      <style:text-properties officeooo:rsid="01ac6df1"/>
    </style:style>
    <style:style style:name="T222" style:family="text">
      <style:text-properties officeooo:rsid="01accf54"/>
    </style:style>
    <style:style style:name="T223" style:family="text">
      <style:text-properties officeooo:rsid="01b0b35e"/>
    </style:style>
    <style:style style:name="T224" style:family="text">
      <style:text-properties officeooo:rsid="01b722c3"/>
    </style:style>
    <style:style style:name="T225" style:family="text">
      <style:text-properties officeooo:rsid="01c48625"/>
    </style:style>
    <style:style style:name="T226" style:family="text">
      <style:text-properties officeooo:rsid="01c4e41e"/>
    </style:style>
    <style:style style:name="T227" style:family="text">
      <style:text-properties officeooo:rsid="01c86897"/>
    </style:style>
    <style:style style:name="T228" style:family="text">
      <style:text-properties officeooo:rsid="01cd29de"/>
    </style:style>
    <style:style style:name="T229" style:family="text">
      <style:text-properties officeooo:rsid="01ce5fbc"/>
    </style:style>
    <style:style style:name="T230" style:family="text">
      <style:text-properties officeooo:rsid="01d1dcf6"/>
    </style:style>
    <style:style style:name="T231" style:family="text">
      <style:text-properties officeooo:rsid="01d2c67f"/>
    </style:style>
    <style:style style:name="T232" style:family="text">
      <style:text-properties officeooo:rsid="01d38477"/>
    </style:style>
    <style:style style:name="T233" style:family="text">
      <style:text-properties officeooo:rsid="01d5fe00"/>
    </style:style>
    <style:style style:name="T234" style:family="text">
      <style:text-properties officeooo:rsid="01d7624c"/>
    </style:style>
    <style:style style:name="T235" style:family="text">
      <style:text-properties officeooo:rsid="01d93ad1"/>
    </style:style>
    <style:style style:name="T236" style:family="text">
      <style:text-properties officeooo:rsid="01dbb1b4"/>
    </style:style>
    <style:style style:name="T237" style:family="text">
      <style:text-properties officeooo:rsid="01dd4863"/>
    </style:style>
    <style:style style:name="T238" style:family="text">
      <style:text-properties officeooo:rsid="01debfb8"/>
    </style:style>
    <style:style style:name="T239" style:family="text">
      <style:text-properties officeooo:rsid="0206d768"/>
    </style:style>
    <style:style style:name="T240" style:family="text">
      <style:text-properties officeooo:rsid="02080e06"/>
    </style:style>
    <style:style style:name="T241" style:family="text">
      <style:text-properties officeooo:rsid="02082a8f"/>
    </style:style>
    <style:style style:name="T242" style:family="text">
      <style:text-properties officeooo:rsid="0209926d"/>
    </style:style>
    <style:style style:name="T243" style:family="text">
      <style:text-properties officeooo:rsid="01146938"/>
    </style:style>
    <style:style style:name="T244" style:family="text">
      <style:text-properties officeooo:rsid="023f71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line-break/><text:span text:style-name="T47">L5 Increasingly often is redundant</text:span></text:p>
      <text:p text:style-name="P69"/>
      <text:p text:style-name="P26"><text:span text:style-name="T8">Thank your for helping to clarify our writing. </text:span><text:span text:style-name="T3">We have changed the phrasing to reflect </text:span><text:span text:style-name="T6">our understanding that </text:span><text:span text:style-name="T7">more eSTZs are being developed as time progresses. We now have the phrase “being developed more often”, having replaced increasingly with ‘more. </text:span></text:p>
      <text:p text:style-name="P6"><text:line-break/><text:span text:style-name="T47">L7 Need a comma: eSTZs, standards</text:span></text:p>
      <text:p text:style-name="P70"/>
      <text:p text:style-name="P27"><text:span text:style-name="T3">We agree “eSTZs, standards” results in a clearer writing. </text:span><text:span text:style-name="T9">Thank you for </text:span><text:span text:style-name="T11">bringing</text:span><text:span text:style-name="T10"> </text:span><text:span text:style-name="T9">this </text:span><text:span text:style-name="T11">to our attention. </text:span><text:span text:style-name="T9"><text:s/></text:span></text:p>
      <text:p text:style-name="P7"><text:line-break/><text:span text:style-name="T47">L8 suggest a more straight forward word like “lacking” or “absent” to be easily digestible (instead of wanting)</text:span></text:p>
      <text:p text:style-name="P71"/>
      <text:p text:style-name="P71"/>
      <text:p text:style-name="P28"><text:span text:style-name="T3">Thank you, we have changed “wanting” to “lacking”. </text:span><text:span text:style-name="T12">We were </text:span><text:span text:style-name="T13">using</text:span><text:span text:style-name="T12"> ‘wanting’ to help sell the idea; clearly this did not work. </text:span></text:p>
      <text:p text:style-name="P8"><text:line-break/><text:span text:style-name="T47">L8 Recommend eSTZs,</text:span></text:p>
      <text:p text:style-name="P72"/>
      <text:p text:style-name="P114">NOT SURE WHAT’S GOING ON HERE – COME BACK TO THIS. </text:p>
      <text:p text:style-name="P72"/>
      <text:p text:style-name="P9"><text:line-break/><text:span text:style-name="T47">L9 “their distribution”</text:span></text:p>
      <text:p text:style-name="P73"/>
      <text:p text:style-name="P29"><text:span text:style-name="T3">Thank you, </text:span><text:span text:style-name="T14">we have altered the writing from “” to “their distribution” which makes the text more concise and convincing. </text:span></text:p>
      <text:p text:style-name="P10"><text:line-break/><text:span text:style-name="T47">L9 the link between guiding the distribution of eSTZs and increasing the focus of seed collection efforts is not clear to me (nor is the link between guiding distribution and fostering accessibility).</text:span></text:p>
      <text:p text:style-name="P74"/>
      <text:p text:style-name="P74"/>
      <text:p text:style-name="P10"><text:line-break/><text:span text:style-name="T47">L16-17 A short time period may lead to logistical challenges, but I don’t think you want to be suggesting how it makes people feel (stress). That’s an assumption that will vary person to person.</text:span></text:p>
      <text:p text:style-name="P10"><text:line-break/><text:span text:style-name="T3">L16-17 So the main challenge to alleviate is “the chances of simple mistakes being propagated into plans”? This may be better framed as streamlining effort to reduce confusion due to the lack of standards. Also, what do you consider a “simple mistake”? The reality of restoration is that most occurs using materials that are available and within the management budget. In other words, while STZs may be great tools, currently they hardly guide the use of materials, especially on a federal level.</text:span></text:p>
      <text:p text:style-name="P38"><text:line-break/><text:span text:style-name="T2">L18 their. Grammar not checked hereafter – heavy editing required.</text:span></text:p>
      <text:p text:style-name="P115"/>
      <text:p text:style-name="P42"><text:span text:style-name="T2">Thank you for your efforts to this point, we greatly appreciate them. </text:span><text:span text:style-name="T53">I am sorry that the manuscript was such a mess. </text:span></text:p>
      <text:p text:style-name="P10"><text:line-break/><text:span text:style-name="T47">L28 What evidence do you have that eSTZs are popular? They seem to frustrate many managers and practitioners, who then fall back on using provisional seed transfer zones instead</text:span><text:span text:style-name="T3">.</text:span></text:p>
      <text:p text:style-name="P74"><text:soft-page-break/></text:p>
      <text:p text:style-name="P19"><text:line-break/><text:span text:style-name="T47">L30 I’m not sure about #2 – some eSTZs based on genetics are less course, but eSTZs based on common garden data are just as complicated as pSTZs</text:span></text:p>
      <text:p text:style-name="P19"><text:line-break/><text:span text:style-name="T3">L35 “one-off’s” is too colloquial</text:span></text:p>
      <text:p text:style-name="P77"/>
      <text:p text:style-name="P19"><text:span text:style-name="T45">Thank you, </text:span><text:span text:style-name="T3">“</text:span><text:span text:style-name="T46">o</text:span><text:span text:style-name="T44">ne off’s” removed, leaving: </text:span></text:p>
      <text:p text:style-name="P77"/>
      <text:p text:style-name="P77">“whilst the remainder have been developed by other assorted groups.” </text:p>
      <text:p text:style-name="P10"><text:line-break/><text:span text:style-name="T47">L35-L36 While standards… cite this statement, please</text:span></text:p>
      <text:p text:style-name="P10"><text:span text:style-name="T47"/></text:p>
      <text:p text:style-name="P138"><text:span text:style-name="T34">Well</text:span><text:span text:style-name="T15">,</text:span><text:span text:style-name="T47"> </text:span><text:span text:style-name="T15">this was largely actually referring to a new USGS </text:span><text:span text:style-name="T30">project</text:span><text:span text:style-name="T15"> funded under Inflation reduction act. </text:span><text:span text:style-name="T30">The goals of the </text:span><text:span text:style-name="T31">project were, in part, to deliver some standards </text:span><text:span text:style-name="T32">for development. </text:span><text:span text:style-name="T33">However, I imagine the funding is </text:span><text:span text:style-name="T38">very </text:span><text:span text:style-name="T33">likely to be pulled. </text:span></text:p>
      <text:p text:style-name="P138"><text:span text:style-name="T35"/></text:p>
      <text:p text:style-name="P140"><text:span text:style-name="T15">Many papers describe their methods in </text:span><text:span text:style-name="T40">ways which indicate a</text:span><text:span text:style-name="T43">N</text:span><text:span text:style-name="T40"> evolution of the experimental methods</text:span><text:span text:style-name="T36">. </text:span><text:span text:style-name="T37">However, I would not feel right citing any of the papers </text:span><text:span text:style-name="T41">as being very strong stand outs among them. </text:span><text:span text:style-name="T37"><text:s/></text:span></text:p>
      <text:p text:style-name="P139"><text:span text:style-name="T37"/></text:p>
      <text:p text:style-name="P141"><text:span text:style-name="T42">Because of this </text:span><text:span text:style-name="T15">I have opted to change the sentence to: </text:span></text:p>
      <text:p text:style-name="P141"><text:span text:style-name="T15"/></text:p>
      <text:p text:style-name="P141"><text:span text:style-name="T15">“While practices for developing eSTZs are becoming more defined, to our knowledge no standards exist for *sharing* the results of eSTZs (@CITATION TABLE)”</text:span></text:p>
      <text:p text:style-name="P141"><text:span text:style-name="T15"/></text:p>
      <text:p text:style-name="P142"><text:span text:style-name="T15">Where ‘CITATION TABLE’ is </text:span><text:span text:style-name="T38">a table of all the individual products scored and cited below.</text:span></text:p>
      <text:p text:style-name="P38"><text:line-break/><text:span text:style-name="T2">L38-40 I don’t think you need to “posit” anything about why there are inconsistencies</text:span></text:p>
      <text:p text:style-name="P78"/>
      <text:p text:style-name="P40"><text:span text:style-name="T15">We have removed any mention of why we </text:span><text:span text:style-name="T16">believe</text:span><text:span text:style-name="T15"> these inconsistencies exist, instead just </text:span><text:span text:style-name="T17">statin</text:span><text:span text:style-name="T18">g</text:span><text:span text:style-name="T15"> </text:span><text:span text:style-name="T29">that </text:span><text:span text:style-name="T15">inconsistencies </text:span><text:span text:style-name="T18">exist. </text:span></text:p>
      <text:p text:style-name="P38"><text:line-break/><text:span text:style-name="T2">L41-51 This paragraph seems geared towards small scale restoration and shows a lack of understanding regarding the process of restoration at large scales (such as is done in the US by federal agencies). For example, seeding rates are known because practitioners purchase amounts of seed based on area and seeding rate. Oftentimes the practitioners who do the restoration at large scales never visit the site beforehand. Seed is purchased from warehouses according to a complex suite of considerations, including availability, price, constraints on what species may be included in mixes, etc.</text:span></text:p>
      <text:p text:style-name="P38"/>
      <text:p text:style-name="P56">We clearly had <text:span text:style-name="T207">an </text:span>issue in communicating our main point here. <text:span text:style-name="T208">The idea we are trying to convey, is that as information becomes more elaborate </text:span><text:span text:style-name="T209">more precise </text:span><text:span text:style-name="T210">methods for transmitting it </text:span><text:span text:style-name="T211">are required. </text:span><text:span text:style-name="T212">Relative to many other parts of a restoration </text:span><text:span text:style-name="T213">geographic information is rather complex. </text:span><text:span text:style-name="T214">Hence, these standards are not ‘overkill’ they are commensurate with the challenge at hand, </text:span><text:span text:style-name="T217">and they are important </text:span><text:span text:style-name="T218">if we want to increase the success of restorations. </text:span><text:span text:style-name="T215">I have re-read this paragraph a half dozen times over a week and am having difficulty seeing where </text:span><text:span text:style-name="T216">the problem is </text:span><text:span text:style-name="T219">or how </text:span><text:span text:style-name="T244">reviewer</text:span><text:span text:style-name="T219"> came to this conclusion. </text:span></text:p>
      <text:p text:style-name="P56"/>
      <text:p text:style-name="P21"><text:span text:style-name="T165">I am failing to see the relevancy of the </text:span><text:span text:style-name="T166">the reviewers comments here.</text:span></text:p>
      <text:p text:style-name="P41"/>
      <text:p text:style-name="P20"><text:soft-page-break/><text:span text:style-name="T28">P.S.</text:span><text:span text:style-name="T52"> </text:span><text:span text:style-name="T163">Lead author has worked as a field botanist for </text:span><text:span text:style-name="T146">ten</text:span><text:span text:style-name="T163"> generally </text:span><text:span text:style-name="T178">very</text:span><text:span text:style-name="T163"> long field seasons </text:span><text:span text:style-name="T160">(</text:span><text:span text:style-name="T174">including </text:span><text:span text:style-name="T161">2+ 9 months, </text:span><text:span text:style-name="T160">2 11+ months</text:span><text:span text:style-name="T161">)</text:span><text:span text:style-name="T163">. Seven of these ‘</text:span><text:span text:style-name="T162">seasons’</text:span><text:span text:style-name="T163"> have been with the Bureau of Land Management.</text:span><text:span text:style-name="T139"> </text:span><text:span text:style-name="T147">They have worked as a contractor to BLM on </text:span><text:span text:style-name="T153">two</text:span><text:span text:style-name="T147"> other contracts. </text:span><text:span text:style-name="T148">They have never worked professionally </text:span><text:span text:style-name="T149">East</text:span><text:span text:style-name="T148"> of the Yeso Hills in </text:span><text:span text:style-name="T173">New Mexico</text:span><text:span text:style-name="T148"> </text:span><text:span text:style-name="T150">or Glendive Montana</text:span><text:span text:style-name="T148">. </text:span><text:span text:style-name="T151">O</text:span><text:span text:style-name="T152">nly one of </text:span><text:span text:style-name="T155">nine</text:span><text:span text:style-name="T152"> of their seasons has </text:span><text:span text:style-name="T138">not</text:span><text:span text:style-name="T152"> been with a </text:span><text:span text:style-name="T156">federal land manageme</text:span><text:span text:style-name="T157">n</text:span><text:span text:style-name="T156">t</text:span><text:span text:style-name="T152"> agency; </text:span><text:span text:style-name="T158">they have worked professionally in no less than 50 BLM field offices</text:span><text:span text:style-name="T152">. </text:span><text:span text:style-name="T159">Finally</text:span><text:span text:style-name="T154"> they have no relevant experience working on ‘small scale restorations’; </text:span><text:span text:style-name="T167">and yes </text:span><text:span text:style-name="T171">they </text:span><text:span text:style-name="T167">have regularly seen </text:span><text:span text:style-name="T169">well respected restoration ecologists</text:span><text:span text:style-name="T167"> </text:span><text:span text:style-name="T168">communicate </text:span><text:span text:style-name="T170">components of seed mixes verbally</text:span><text:span text:style-name="T155">. </text:span><text:span text:style-name="T164">However, all of this </text:span><text:span text:style-name="T179">should be</text:span><text:span text:style-name="T164"> totally </text:span><text:span text:style-name="T179">irrelevant</text:span><text:span text:style-name="T164"> to the matter at hand. </text:span><text:span text:style-name="T172"><text:s/></text:span></text:p>
      <text:p text:style-name="P100"/>
      <text:p text:style-name="P18"><text:span text:style-name="T136"><text:line-break/></text:span><text:span text:style-name="T47">L57 I completely agree that standards on these data would be great, and anecdotally I know that eSTZs frustrate practitioners and managers. But, do you have a citation for this statement?</text:span></text:p>
      <text:p text:style-name="P11"><text:span text:style-name="T136"><text:line-break/></text:span><text:span text:style-name="T47">L65 weird sentence, please revise</text:span></text:p>
      <text:p text:style-name="P116"/>
      <text:p text:style-name="P43"><text:span text:style-name="T2">We agree, this is an awkward sentence. I was trying to chop up </text:span><text:span text:style-name="T100">several</text:span><text:span text:style-name="T2"> thoughts to make the writing more clear. We have c</text:span><text:span text:style-name="T54">ombined the preceding sentence with this short sentence to make it more clear that we are referring to scoring traits of the eSTZs. </text:span></text:p>
      <text:p text:style-name="P80"/>
      <text:p text:style-name="P80">“Each data products: file name structure, field naming conventions, and directory structure, were manually scored, and all analyses were carried out in R version 4.2.1.”</text:p>
      <text:p text:style-name="P11"><text:span text:style-name="T136"><text:line-break/></text:span><text:span text:style-name="T47">L73-75 To be fair, shapefiles can be opened in R or Google Earth (i.e., GIS software not needed). Furthermore, the map displays the geographic extent of the shapefiles so that they do not need to be opened to figure out what they cover. Moreover, many of the eSTZs can be viewed directly on the WWETAC WebMap viewer with no downloading needed.</text:span></text:p>
      <text:p text:style-name="P116"/>
      <text:p text:style-name="P116"/>
      <text:p text:style-name="P117">“To be fair, shapefiles can be opened in R or Google Earth (i.e., GIS software not needed).” </text:p>
      <text:p text:style-name="P117"/>
      <text:p text:style-name="P130">REDO THIS ONE TO DEAL WITH WHERE gis starts/ends</text:p>
      <text:p text:style-name="P117"/>
      <text:p text:style-name="P44"><text:span text:style-name="T2">It is a common misconception that “GIS” refers to a suite of products developed by the ESRI corporation. </text:span><text:span text:style-name="T55">The entry of the </text:span><text:span text:style-name="T56">W</text:span><text:span text:style-name="T55">ikipedia </text:span><text:span text:style-name="T56">page</text:span><text:span text:style-name="T55"> for “Geographic information system” </text:span><text:span text:style-name="T57">begins</text:span><text:span text:style-name="T55">:</text:span></text:p>
      <text:p text:style-name="P81"/>
      <text:p text:style-name="P128"><text:span text:style-name="T126">“</text:span><text:span text:style-name="T101">A </text:span><text:span text:style-name="T104">geographic information system</text:span><text:span text:style-name="T101"> (</text:span><text:span text:style-name="T104">GIS</text:span><text:span text:style-name="T101">) consists of integrated computer hardware and </text:span><text:a xlink:type="simple" xlink:href="https://en.wikipedia.org/wiki/Geographic_information_system_software" text:style-name="Internet_20_link" text:visited-style-name="Visited_20_Internet_20_Link"><text:span text:style-name="T101">software</text:span></text:a><text:span text:style-name="T101"> that store, manage, </text:span><text:a xlink:type="simple" xlink:href="https://en.wikipedia.org/wiki/Spatial_analysis" text:style-name="Internet_20_link" text:visited-style-name="Visited_20_Internet_20_Link"><text:span text:style-name="T101">analyze</text:span></text:a><text:span text:style-name="T101">, edit, output, and </text:span><text:a xlink:type="simple" xlink:href="https://en.wikipedia.org/wiki/Cartographic_design" text:style-name="Internet_20_link" text:visited-style-name="Visited_20_Internet_20_Link"><text:span text:style-name="T101">visualize</text:span></text:a><text:span text:style-name="T101"> </text:span><text:a xlink:type="simple" xlink:href="https://en.wikipedia.org/wiki/Geographic_data_and_information" text:style-name="Internet_20_link" text:visited-style-name="Visited_20_Internet_20_Link"><text:span text:style-name="T101">geographic data</text:span></text:a><text:span text:style-name="T101">.</text:span><text:span text:style-name="T126">”</text:span></text:p>
      <text:p text:style-name="P134"/>
      <text:p text:style-name="P129"><text:span text:style-name="T128">I </text:span><text:span text:style-name="T127">do not think reviewer is referring to this, but I just want to be clear before we move on.</text:span></text:p>
      <text:p text:style-name="P116"/>
      <text:p text:style-name="P68"><text:span text:style-name="T105">When we refer to GIS we </text:span><text:span text:style-name="T121">obviously include the common suspects, all of which have a GUI</text:span><text:span text:style-name="T106">: </text:span><text:span text:style-name="T119">Grass, </text:span><text:span text:style-name="T120">SAGA</text:span><text:span text:style-name="T106">, WhiteboxTools, Geoda, </text:span><text:span text:style-name="T107">QGIS,</text:span><text:span text:style-name="T108"> and of course the suite of </text:span><text:span text:style-name="T122">Esri</text:span><text:span text:style-name="T108"> products. </text:span></text:p>
      <text:p text:style-name="P131"/>
      <text:p text:style-name="P68"><text:span text:style-name="T123">While </text:span><text:span text:style-name="T124">some may not consider </text:span><text:span text:style-name="T123">Google Earth </text:span><text:span text:style-name="T124">fully functional, i.e. it does not have analytical capabilities (as I recall – maybe this has changed), </text:span><text:span text:style-name="T125">or </text:span></text:p>
      <text:p text:style-name="P132"/>
      <text:p text:style-name="P133">Python, R, Grass</text:p>
      <text:p text:style-name="P110"/>
      <text:p text:style-name="P125"><text:soft-page-break/>Furthermore, the map displays the geographic extent of the shapefiles so that they do not need to be opened to figure out what they cover</text:p>
      <text:p text:style-name="P125"/>
      <text:p text:style-name="P65"><text:span text:style-name="T1">Not all of the vector data are distributed with maps, and this requires </text:span><text:span text:style-name="T111">a second</text:span><text:span text:style-name="T1"> step - </text:span><text:span text:style-name="T109">to open up the map and head back to the product. </text:span><text:span text:style-name="T118">In our experience this is far from ideal. </text:span></text:p>
      <text:p text:style-name="P111"/>
      <text:p text:style-name="P111"/>
      <text:p text:style-name="P118">Moreover, many of the eSTZs can be viewed directly on the WWETAC WebMap viewer with no downloading needed.</text:p>
      <text:p text:style-name="P126"/>
      <text:p text:style-name="P66"><text:span text:style-name="T1">Many users, such as native seed collectors, need to be able to use these products in the field, without internet connections. </text:span><text:span text:style-name="T110">This also requires always </text:span><text:span text:style-name="T112">performing</text:span><text:span text:style-name="T110"> a ‘second’ </text:span><text:span text:style-name="T113">step. </text:span></text:p>
      <text:p text:style-name="P112"/>
      <text:p text:style-name="P67"><text:span text:style-name="T113">I </text:span><text:span text:style-name="T1">have had to repeatedly clarify locations to crews </text:span><text:span text:style-name="T114">over</text:span><text:span text:style-name="T1"> the phone </text:span><text:span text:style-name="T115">on eSTZs and these </text:span><text:span text:style-name="T116">second steps, </text:span><text:span text:style-name="T115">become surprisingly burdensome. </text:span><text:span text:style-name="T117">Essentially because users end up having to chain many of these ‘second’ steps together. </text:span></text:p>
      <text:p text:style-name="P110"/>
      <text:p text:style-name="P11"><text:span text:style-name="T136"><text:line-break/></text:span><text:span text:style-name="T47">L75-77 I understand the desire to have a systematic naming convention, but suggesting that files are difficult to find on a computer is a stretch</text:span></text:p>
      <text:p text:style-name="P116"/>
      <text:p text:style-name="P135"><text:span text:style-name="T99">You are </text:span><text:span text:style-name="T65">correct</text:span><text:span text:style-name="T99">, this was a little </text:span><text:span text:style-name="T58">over the top</text:span><text:span text:style-name="T99">. We have removed this entire sentence. </text:span></text:p>
      <text:p text:style-name="P11"><text:span text:style-name="T136"><text:line-break/></text:span><text:span text:style-name="T47">L92 Referring to your “perceived best practices” introduces the possibility that others don’t share your opinions. Please keep your writing objective. E.g., “Combining consensus across available eSTZs, in addition to data standardization, results in the following recommendations.” Or something.</text:span></text:p>
      <text:p text:style-name="P116"/>
      <text:p text:style-name="P57">Thank you, we are going to trust you on this one. We have removed <text:span text:style-name="T220">the “perceived”, </text:span><text:span text:style-name="T221">and shortened it to “best practices”. </text:span><text:span text:style-name="T222">However, we do still expect people to disagree with our opinions! I even disagree with <text:s/>a couple of points we advocate for in here. </text:span></text:p>
      <text:p text:style-name="P57"/>
      <text:p text:style-name="P57">“Combining those opinions with best practices for data sharing”</text:p>
      <text:p text:style-name="P52"/>
      <text:p text:style-name="P11"><text:span text:style-name="T136"><text:line-break/></text:span><text:span text:style-name="T47">L109 I don’t agree that the 12 DOI regions reflect ecology well – they often mix very different ecosystems/ecoregions. E.g., “California-Great Basin”. Omernik L2 would be better</text:span></text:p>
      <text:p text:style-name="P116"/>
      <text:p text:style-name="P101">It was our original intention to use L2 ecoregions. </text:p>
      <text:p text:style-name="P116"/>
      <text:p text:style-name="P50"><text:span text:style-name="T2">So, we do not love all of our suggestions equally; </text:span><text:span text:style-name="T68">actually I rather dislike one or two – but I think we are the oddballs not </text:span><text:span text:style-name="T102">vice versa</text:span><text:span text:style-name="T2">. </text:span><text:span text:style-name="T66">I began making your edits on a Friday night, and was very keen to accept this suggestion and refactor code and re-write suggestions with this advice Saturday morning </text:span><text:span text:style-name="T67">(or now – </text:span><text:span text:style-name="T74">or four hours ago</text:span><text:span text:style-name="T67">)</text:span><text:span text:style-name="T66">. </text:span><text:span text:style-name="T70">Here is a link to a quick github repo, it’s not an analysis but shows </text:span><text:span text:style-name="T71">one of us poking around with these </text:span><text:span text:style-name="T72">products, we encourage you to look at them in a GUI gis overlaid with one another two before reading the script (files are present in the </text:span><text:span text:style-name="T73">repo</text:span><text:span text:style-name="T72">). </text:span></text:p>
      <text:p text:style-name="P102"/>
      <text:p text:style-name="P51"><text:span text:style-name="T66">H</text:span><text:span text:style-name="T2">owever, looking at these products overlapped one over another </text:span><text:span text:style-name="T69">I </text:span><text:span text:style-name="T75">have</text:span><text:span text:style-name="T69"> a few worries. </text:span></text:p>
      <text:p text:style-name="P103"/>
      <text:p text:style-name="P104">+ Ecoregions offer a potential for a globally scalable solution. </text:p>
      <text:p text:style-name="P104">However, Omernik would not be the data set to use for this, rather WWF or an alternative system would be used. </text:p>
      <text:p text:style-name="P104"><text:soft-page-break/></text:p>
      <text:p text:style-name="P104">+ L2 ecoregions have double the names to remember relative to DOI regions, which would certainly limit their utility. <text:s/></text:p>
      <text:p text:style-name="P104"/>
      <text:p text:style-name="P104">+ The L2 ecoregions oftentimes cover discontinuous patches, while the eSTZs cover geographic areas 'focused' over one of these L2 patches. </text:p>
      <text:p text:style-name="P104"/>
      <text:p text:style-name="P104">+ At a surface level the DOI region names can be nebulous where multiple L2 regions meet, but with minimal knowledge of a species range this should be rectified. </text:p>
      <text:p text:style-name="P104"/>
      <text:p text:style-name="P104">+ In the West the L2 ecoregions are pretty vague, 'Cold Desert' and 'Western Cordillera' pretty much eat everything. So using them doesn't seem to rely improve much on conveying *where* a product focuses on, and actually may result in duplicate naming for products which cover ecoregional development hubs (e.g. Great Basin, and Colorado Plateau).</text:p>
      <text:p text:style-name="P104"/>
      <text:p text:style-name="P104">+ Borders coincident with major administrative units generally state lines, and hence eas*ier* to remember. </text:p>
      <text:p text:style-name="P52"/>
      <text:p text:style-name="P53"><text:span text:style-name="T180">With all of that said </text:span><text:span text:style-name="T181">we didn’t say the DOI regions reflected the ecology </text:span><text:span text:style-name="T176">well</text:span><text:span text:style-name="T181"> – just that they did. There is generally an oily muddy puddle outside my apartment which reflects my silhouette </text:span><text:span text:style-name="T188">=-)</text:span><text:span text:style-name="T181">. </text:span><text:span text:style-name="T182">We think a better sentence would convey </text:span><text:span text:style-name="T137">why</text:span><text:span text:style-name="T182"> we chose these over the L2 ecoregions. Thanks for pointing this out.</text:span></text:p>
      <text:p text:style-name="P53"/>
      <text:p text:style-name="P54">The sentence is now: </text:p>
      <text:p text:style-name="P54"/>
      <text:p text:style-name="P55">“<text:span text:style-name="T194">In the United </text:span><text:span text:style-name="T195">S</text:span><text:span text:style-name="T194">tates w</text:span>e recommend the use of the 12 Department of Interior regions as they cover <text:span text:style-name="T183">contiguous</text:span> geographic expanses, <text:span text:style-name="T187">are</text:span><text:span text:style-name="T185"> few enough they can easily be remember</text:span><text:span text:style-name="T186">ed</text:span><text:span text:style-name="T184">, </text:span><text:span text:style-name="T193">and </text:span><text:span text:style-name="T189">balance </text:span><text:span text:style-name="T190">L2 Omernik ecoregions </text:span><text:span text:style-name="T191">and eas</text:span><text:span text:style-name="T192">ier</text:span><text:span text:style-name="T191"> to remember state lines. </text:span><text:span text:style-name="T196">However, we recognize that in our nations the use of ecoregions </text:span><text:span text:style-name="T197">may be more desirable.</text:span><text:span text:style-name="T191">” </text:span></text:p>
      <text:p text:style-name="P55"/>
      <text:p text:style-name="P136"><text:span text:style-name="T243">This second sentences responds to a comment by another reviewer, but we wanted to show them together. </text:span></text:p>
      <text:p text:style-name="P16"><text:span text:style-name="T136"><text:line-break/></text:span><text:span text:style-name="T47">L111-116 Agreed that maps should be standardized and provided with the download. But, the maps are readily available for quick answers under the current format.</text:span></text:p>
      <text:p text:style-name="P116"/>
      <text:p text:style-name="P97">Not all of the products actually have maps. <text:span text:style-name="T223">This was not clear from looking at the manuscript. We have added this detail in two locations</text:span></text:p>
      <text:p text:style-name="P97"/>
      <text:p text:style-name="P97">“We encountered considerable inconsistency within file names (Figure 2), in directory structure and naming (Figure 3), and cartographic elements of the 20 maps available (Figure 4). “ </text:p>
      <text:p text:style-name="P97"/>
      <text:p text:style-name="P98">Which is the second paragraph under “Current Condition” and in the text of figure 4. </text:p>
      <text:p text:style-name="P98"/>
      <text:p text:style-name="P99">We have also added this to the second sentence in this section which now reads: </text:p>
      <text:p text:style-name="P99"/>
      <text:p text:style-name="P99">“Many questions about eSTZs can be answered quickly and simply from a practitioner consulting a map saved as a PDF with the essential cartographic components; fortunately most developers already supply these.” </text:p>
      <text:p text:style-name="P11"><text:span text:style-name="T136"><text:line-break/></text:span><text:span text:style-name="T47">L114 Can you please define what constitutes geographically relevant cities and sensible categorical color schemes?</text:span></text:p>
      <text:p text:style-name="P116"><text:soft-page-break/></text:p>
      <text:p text:style-name="P30"><text:span text:style-name="T15">This is an excellent point, thank you for bringing it up. We have included the palettes from colorbrewer as an example.</text:span><text:span text:style-name="T47"> </text:span><text:span text:style-name="T15">That part of the sentence now reads: </text:span></text:p>
      <text:p text:style-name="P121"/>
      <text:p text:style-name="P79">“sensible categorical color schemes for the seed zones (e.g. from colorbrewer <text:a xlink:type="simple" xlink:href="https://colorbrewer2.org/" text:style-name="Internet_20_link" text:visited-style-name="Visited_20_Internet_20_Link">https://colorbrewer2.org</text:a>),”</text:p>
      <text:p text:style-name="P79"/>
      <text:p text:style-name="P90">Unfortunately “geographically relevant cities” is more difficult, as it boils down to being a “it depends” answer. <text:span text:style-name="T198">The way that we did it for the R package is this:</text:span></text:p>
      <text:p text:style-name="P90"/>
      <text:p text:style-name="P91">1) Downloaded cities from ‘SimpleMaps.com’ for the US, these are open source.</text:p>
      <text:p text:style-name="P91">2) <text:span text:style-name="T199">Subset to largest </text:span><text:span text:style-name="T200">city per county</text:span></text:p>
      <text:p text:style-name="P92">3) Subset to the largest city<text:span text:style-name="T201">(by population)</text:span> in a 50 mile radius</text:p>
      <text:p text:style-name="P93">4) <text:span text:style-name="T202">Reduce to a max of 10 cities per state</text:span></text:p>
      <text:p text:style-name="P94"/>
      <text:p text:style-name="P95">These cities are included as an R data object with the package. <text:span text:style-name="T203">It might seem stupid but I really didn’t want to push the package in this manuscript, </text:span><text:span text:style-name="T204">some folks will use it others will ‘DIY until they die’ (...like me) </text:span><text:span text:style-name="T205">and just roll their eyes at it. </text:span></text:p>
      <text:p text:style-name="P95"/>
      <text:p text:style-name="P96">I hear your concerns and wish I could edit this sentence to clarify, but it comes down to the cartographers discretion. </text:p>
      <text:p text:style-name="P11"><text:span text:style-name="T136"><text:line-break/></text:span><text:span text:style-name="T47">L120 There’s a lot of relying on the author’s experience in this paper. There are general methods papers that can back some of these statements up.</text:span></text:p>
      <text:p text:style-name="P116"/>
      <text:p text:style-name="P116"/>
      <text:p text:style-name="P11"><text:span text:style-name="T136"><text:line-break/></text:span><text:span text:style-name="T47">L126 Not sure about asking developers to do something to promote bad practice, perhaps reword</text:span></text:p>
      <text:p text:style-name="P116"/>
      <text:p text:style-name="P45"><text:span text:style-name="T2">Agreed, this was a little preachy on </text:span><text:span text:style-name="T59">my</text:span><text:span text:style-name="T2"> part. </text:span><text:span text:style-name="T60">It is a use case I have always fought against while teaching, </text:span><text:span text:style-name="T61">but </text:span><text:span text:style-name="T62">will</text:span><text:span text:style-name="T61"> never go away. </text:span><text:span text:style-name="T63">Hence the ‘bad practice’ is about 40% of the reason for this whole suggestion</text:span></text:p>
      <text:p text:style-name="P127"/>
      <text:p text:style-name="P82"><text:s/>We have removed the portion which states </text:p>
      <text:p text:style-name="P83"/>
      <text:p text:style-name="P83">“and while it’s bad practice – allow users code to subset columns by position rather than field name.” </text:p>
      <text:p text:style-name="P83"/>
      <text:p text:style-name="P83">leaving just </text:p>
      <text:p text:style-name="P83"/>
      <text:p text:style-name="P31"><text:span text:style-name="T15">“The order of the fields (or columns) of the vector data should follow a predictable pattern (Figure 7), allowing humans interacting with the data in a graphical user interface (GUI) to quickly detect their field of interest.”</text:span><text:span text:style-name="T47"> </text:span></text:p>
      <text:p text:style-name="P116"/>
      <text:p text:style-name="P32"><text:span text:style-name="T15">Which improves the manuscript.</text:span><text:span text:style-name="T47"> </text:span></text:p>
      <text:p text:style-name="P11"><text:line-break/><text:span text:style-name="T47">L130 If #2 is an integer allowing for quick filtering, why does it need to be identified by practitioners? Or, who do you mean by practitioners in this scenario?</text:span></text:p>
      <text:p text:style-name="P116"/>
      <text:p text:style-name="P46"><text:span text:style-name="T2">Thank you </text:span><text:span text:style-name="T64">for bringing this to our attention,</text:span><text:span text:style-name="T2"> that was an absolute blunder on my part. The phrasing has been reflected to say:</text:span></text:p>
      <text:p text:style-name="P84"/>
      <text:p text:style-name="P33"><text:soft-page-break/><text:span text:style-name="T15">“product developers” </text:span><text:span text:style-name="T19">rather than practitioners.</text:span><text:span text:style-name="T48"> </text:span><text:span text:style-name="T49">Please let us know if “analysts” makes it more clear that the research group developing the data product </text:span><text:span text:style-name="T50">should spear head this. </text:span><text:span text:style-name="T20">Hopefully their agency contacts are happy to help them with this!</text:span></text:p>
      <text:p text:style-name="P11"><text:span text:style-name="T136"><text:line-break/></text:span><text:span text:style-name="T47">L133 Don’t opine</text:span></text:p>
      <text:p text:style-name="P116"/>
      <text:p text:style-name="P85">Thank you, we now “propose”</text:p>
      <text:p text:style-name="P11"><text:span text:style-name="T136"><text:line-break/></text:span><text:span text:style-name="T47">L142 Is this in reference to difficulties that occur when a seed source isn’t available from the seed zone where the restoration site is? “Observing consternation” may better be relayed to readers as “Selecting seed sources for restoration sites is difficult when there is not a direct match between seed transfer zones” or something.</text:span></text:p>
      <text:p text:style-name="P116"/>
      <text:p text:style-name="P116"/>
      <text:p text:style-name="P35"><text:span text:style-name="T27">Yes, t</text:span><text:span text:style-name="T15">hat is half of the equation,</text:span><text:span text:style-name="T47"> </text:span><text:span text:style-name="T15">the other half i</text:span><text:span text:style-name="T24">s that collectors etc. get confused about classifying the zone which a collection came from in the first place. </text:span><text:span text:style-name="T25">In general, they can usually place a ‘point’ over a few mile region which the population spans </text:span><text:span text:style-name="T26">and realize this is a little arbitrary on there end. We have slightly modified this sentence to: </text:span></text:p>
      <text:p text:style-name="P86"/>
      <text:p text:style-name="P86">“We have witnessed confusion from seed collection crews, curators, and restoration practitioners alike, over the appropriate classification for a new seed source, and the selection of a seed source for a restoration.”</text:p>
      <text:p text:style-name="P11"><text:span text:style-name="T136"><text:line-break/></text:span><text:span text:style-name="T47">L148-162 I agree that polygons promote the idea of hard boundaries that can be confusing, which is why (in part) tools have been created that work across continuous space (Climate Smart Restoration Tool; St. Clair et al. 2022). In addition, research has illuminated that geographically close points across zone boundaries can be more environmentally similar than geographically distant points in the same STZ (Massatti et al. 2020, which you cite above in the STZ data section but does not report STZ data). You need a more highly developed discussion of these ideas – not including them comes off as short sided and opinionated.</text:span></text:p>
      <text:p text:style-name="P39"/>
      <text:p text:style-name="P49">Thank you, <text:span text:style-name="T224">unfortunately this section was the most impacted by the word limit. </text:span><text:span text:style-name="T239">However, we now have about 200 words which we can allocate to this area. </text:span><text:span text:style-name="T240">On the other hand, we wanted to avoid getting into the details </text:span><text:span text:style-name="T241">of the more scientific aspects of STZ development, areas we do not work in. </text:span><text:span text:style-name="T242">Honestly, we tried to get dialogues going with folks so we didn’t have to write this thing alone. </text:span></text:p>
      <text:p text:style-name="P49"/>
      <text:p text:style-name="P49"/>
      <text:p text:style-name="P49"><text:span text:style-name="T140">We are familiar with CSRT </text:span><text:span text:style-name="T141">but it has a major limitation, </text:span><text:span text:style-name="T142">it is … </text:span></text:p>
      <text:p text:style-name="P48"/>
      <text:p text:style-name="P58">Notes on “<text:span text:style-name="T175">Assessment of population genetics and climatic variability can refine climate-informed seed transfer guidelines</text:span>” or Massatii et al. 2020 </text:p>
      <text:p text:style-name="P48"/>
      <text:p text:style-name="P60">Main takeaway: <text:s/><text:span text:style-name="T228">Spatial autocorrelation exists. </text:span><text:span text:style-name="T229">Populations more </text:span><text:span text:style-name="T230">proximal</text:span><text:span text:style-name="T229"> to a possible restoration site are </text:span><text:span text:style-name="T230">oftentimes more </text:span><text:span text:style-name="T233">likely to belong <text:s/></text:span><text:span text:style-name="T235">to </text:span><text:span text:style-name="T233">the same </text:span><text:span text:style-name="T177">K</text:span><text:span text:style-name="T233"> as</text:span><text:span text:style-name="T230"> popu</text:span><text:span text:style-name="T231">lations more distal, </text:span><text:span text:style-name="T232">even if in same pSTZ. </text:span><text:span text:style-name="T234">This makes sense because pSTZ are an arbitrary one size fits all system. </text:span><text:span text:style-name="T236">However, authors then go on to say that molecular </text:span><text:span text:style-name="T237">(empirical)</text:span><text:span text:style-name="T236"> data are best. </text:span></text:p>
      <text:p text:style-name="P60"/>
      <text:p text:style-name="P59">+ <text:span text:style-name="T238">In essence: a</text:span>uthors look at a variety of pop gen data from <text:span text:style-name="T225">a variety of studies, look at CLUSTER charts and determine distance from pop to a population of different K. </text:span><text:span text:style-name="T226">Show that in general you must travel far from pop in Kx to pop in Ky</text:span></text:p>
      <text:p text:style-name="P59"><text:soft-page-break/></text:p>
      <text:p text:style-name="P59"><text:span text:style-name="T226"><text:tab/>+ Major limitation – these are sparse</text:span><text:span text:style-name="T227">ly sampled</text:span><text:span text:style-name="T226"> data sets???</text:span></text:p>
      <text:p text:style-name="P59"><text:tab/><text:tab/></text:p>
      <text:p text:style-name="P61">“<text:span text:style-name="T101">research has illuminated that geographically close points across zone boundaries can be more environmentally similar than geographically distant points in the same STZ (Massatti et al. 2020</text:span><text:span text:style-name="T103">)</text:span><text:span text:style-name="T76">” </text:span></text:p>
      <text:p text:style-name="P105"/>
      <text:p text:style-name="P62"><text:span text:style-name="T76">- </text:span><text:span text:style-name="T78">I interpret this as saying that </text:span><text:span text:style-name="T80">there</text:span><text:span text:style-name="T79"> are individual locations across </text:span><text:span text:style-name="T81">provisional</text:span><text:span text:style-name="T77"> Seed Transfer Zones </text:span><text:span text:style-name="T82">which are more similar </text:span><text:span text:style-name="T83">than all locations within a pSTZ. </text:span><text:span text:style-name="T84">This does not seem unusual at all, </text:span><text:span text:style-name="T85">and is simply a </text:span><text:span text:style-name="T91">property</text:span><text:span text:style-name="T85"> of clustering. </text:span><text:span text:style-name="T92">Reviewer</text:span><text:span text:style-name="T86"> goes one step further that by this property, it then makes sense to focus on </text:span><text:span text:style-name="T87">minimizing the </text:span><text:span text:style-name="T88">geographic </text:span><text:span text:style-name="T87">distance between </text:span><text:span text:style-name="T89">the site to be restored and </text:span><text:span text:style-name="T90">the population to be increased.</text:span></text:p>
      <text:p text:style-name="P106"/>
      <text:p text:style-name="P107"/>
      <text:p text:style-name="P63"><text:span text:style-name="T94">CSRT – my problem has been the same with this for years. </text:span><text:span text:style-name="T93"><text:s/></text:span><text:span text:style-name="T95">It asks a user to determine which of the covariates are relevant for the species at hand. It is trivial to fit a</text:span><text:span text:style-name="T96">n SDM</text:span><text:span text:style-name="T95"> using lasso regression, </text:span><text:span text:style-name="T97">extract and re-weigh beta coefficients to determine which variables the tool should use, </text:span><text:span text:style-name="T98">and use those. </text:span></text:p>
      <text:p text:style-name="P108"/>
      <text:p text:style-name="P64"><text:span text:style-name="T98">O</text:span><text:span text:style-name="T2">therwise all we end up with is “these variables have a value at this site, they have this value at another site” </text:span></text:p>
      <text:p text:style-name="P109"/>
      <text:p text:style-name="P48"/>
      <text:p text:style-name="P48"/>
      <text:p text:style-name="P48"/>
      <text:p text:style-name="P48"/>
      <text:p text:style-name="P48"/>
      <text:p text:style-name="P48"/>
      <text:p text:style-name="P12"><text:span text:style-name="T136"><text:line-break/></text:span><text:span text:style-name="T47">L168 I suggest avoiding telling readers why the process may seem onerous.</text:span></text:p>
      <text:p text:style-name="P119"/>
      <text:p text:style-name="P12"><text:span text:style-name="T21">We appreciate the suggestion, and have altered (by near deletion) this sentence and combined it with the next to form:</text:span><text:span text:style-name="T51"> </text:span></text:p>
      <text:p text:style-name="P122"/>
      <text:p text:style-name="P12"><text:span text:style-name="T21">“To make these suggestions easy to implement we have created an R package, eSTZwritR (pronounced 'easy rider'), which can implement all of them, lessen the statistical processing, with minimal user inputs. “</text:span><text:span text:style-name="T136"><text:line-break/></text:span></text:p>
      <text:p text:style-name="P14"><text:span text:style-name="T47">Figure 1 – The location of the first three panels is not immediately clear. The figures suggests common gardens are required – is this what you mean to convey?</text:span><text:line-break/></text:p>
      <text:p text:style-name="P15"><text:span text:style-name="T143">Thank you for this, especially </text:span><text:span text:style-name="T144">the note about</text:span><text:span text:style-name="T143"> the common gardens. </text:span><text:span text:style-name="T145">We have added the following text to the figure caption. </text:span></text:p>
      <text:p text:style-name="P17"><text:line-break/>“The first three panels ('collections', 'common garden', 'analysis')… Note that 'common garden' represents the act of eSTZ development, but could be replaced with molecular work to develop a genetic product, or modelling for a climate matched product.”<text:line-break/></text:p>
      <text:p text:style-name="P17"/>
      <text:p text:style-name="P17"/>
      <text:p text:style-name="P17"/>
      <text:p text:style-name="P17"/>
      <text:p text:style-name="P17"><text:soft-page-break/></text:p>
      <text:p text:style-name="P17"/>
      <text:p text:style-name="P17"/>
      <text:p text:style-name="P17"/>
      <text:p text:style-name="P17"/>
      <text:p text:style-name="P17"/>
      <text:p text:style-name="P17"><text:span text:style-name="T206">=========================================================================</text:span><text:line-break/><text:span text:style-name="T3">Reviewer: 2</text:span><text:line-break/><text:line-break/><text:span text:style-name="T3">Comments to the Author</text:span><text:line-break/><text:span text:style-name="T3">This manuscript addresses a clear need for improvement in the consistency of data products associated with empirical seed transfer zones. While file naming conventions, etc. may seem minor in the grand scheme of things, these details have major implications for usability, which ultimately hinders the application of these resources to further restoration efforts. Overall, I greatly enjoyed the written manuscript and the figures. While I have not investigated the R package, I think it is terrific that the authors have provided such a tool to ease implementation of their recommendations. I have included a few minor comments on the manuscript in the table below.</text:span></text:p>
      <text:p text:style-name="P75"/>
      <text:p text:style-name="P4"><text:span text:style-name="T5">RESPOND TO THIS!!!</text:span><text:line-break/><text:line-break/><text:span text:style-name="T3">Line # / Section        Comment</text:span></text:p>
      <text:p text:style-name="P3"><text:line-break/><text:span text:style-name="T47">40      While I enjoy the playfulness, I think there may be a more straight forward verb than “propagated” to convey the intended meaning here</text:span></text:p>
      <text:p text:style-name="P1"/>
      <text:p text:style-name="P22">An unintentional pun, <text:span text:style-name="T129">but </text:span><text:span text:style-name="T130">we</text:span><text:span text:style-name="T129"> agree. We have changed “intended” to “introduced”. </text:span></text:p>
      <text:p text:style-name="P37"><text:line-break/><text:span text:style-name="T2">138     In regards to the “two main regions” – are there always at least two? Or should this be phrased as “up to two regions”, as stated in Figure 6 caption?</text:span></text:p>
      <text:p text:style-name="P2"/>
      <text:p text:style-name="P23">You are correct, thank you for catching this error. <text:span text:style-name="T131">Phrasing as been changed to “up to </text:span><text:span text:style-name="T132">the </text:span><text:span text:style-name="T131">two </text:span><text:span text:style-name="T132">main </text:span><text:span text:style-name="T131">regions” </text:span><text:span text:style-name="T133">to be more clear. </text:span></text:p>
      <text:p text:style-name="P36"><text:line-break/><text:span text:style-name="T2">156     I don’t think ‘GUI’ is defined in the manuscript, also GUI (as ‘non-gui’) appears lowercase in line 220, authors may want to make that consistent throughout.</text:span></text:p>
      <text:p text:style-name="P36"/>
      <text:p text:style-name="P24">Thank you for pointing this out. <text:span text:style-name="T134">I believe we had it spelled out and culled it for word count </text:span><text:span text:style-name="T135">at one point. We have reinstated the full meaning at the first mention of GUI, and made both appearances of the abbreviation uppercase (GUI). </text:span></text:p>
      <text:p text:style-name="P3"><text:line-break/><text:span text:style-name="T47">205     I think the single quotations should omit ‘pronounced’</text:span></text:p>
      <text:p text:style-name="P3"/>
      <text:p text:style-name="P25">D’oh, absolutely, thank you for catching this and kindly informing us. The error has been fixed. </text:p>
      <text:p text:style-name="P3"><text:line-break/><text:span text:style-name="T47">218-219 Is the re-processed data available online? If so, please provide those details.</text:span></text:p>
      <text:p text:style-name="P3"><text:line-break/><text:span text:style-name="T47">Literature Cited        Scientific names need to be formatting appropriately throughout</text:span></text:p>
      <text:p text:style-name="P76"/>
      <text:p text:style-name="P25"><text:soft-page-break/><text:span text:style-name="T3">Thank you, we have updated our bibtex records to reflect conventions for </text:span><text:span text:style-name="T4">denoting scientific name. <text:s/></text:span></text:p>
      <text:p text:style-name="P3"><text:line-break/><text:span text:style-name="T47">Acknowledgements?      </text:span><text:span text:style-name="T3"> </text:span><text:span text:style-name="T47">Does the paper require an Acknowledgements section?</text:span></text:p>
      <text:p text:style-name="P76"/>
      <text:p text:style-name="P113">We did not receive help on this, however, I have added both anonymous reviewers to a brand new Acknolwedgments section. </text:p>
      <text:p text:style-name="P76"/>
      <text:p text:style-name="P13"><text:span text:style-name="T136"><text:line-break/></text:span><text:span text:style-name="T47">Figure 5        In the data file names, what does the ‘I’ refer to proceeding the ‘g’ (genetics)? Also, should the map file under information be a .pdf as specified in the text?</text:span></text:p>
      <text:p text:style-name="P120"/>
      <text:p text:style-name="P123"><text:s/></text:p>
      <text:p text:style-name="P123"/>
      <text:p text:style-name="P34"><text:span text:style-name="T15">Thank you for bringing up these two issues with this figure. In a nutshell, </text:span><text:span text:style-name="T22">suggestions changed a few times. ‘lg’ was an artifact of calling </text:span><text:span text:style-name="T23">certain data set types ‘landscape genetic’ rather than just ‘genetic’. </text:span></text:p>
      <text:p text:style-name="P87"/>
      <text:p text:style-name="P88">The following has been added to the section ‘File Naming’</text:p>
      <text:p text:style-name="P124"/>
      <text:p text:style-name="P47"><text:span text:style-name="T2">“The first component is the USDA PLANTS code, and the second is the method used to develop the STZ </text:span><text:span text:style-name="T47">- currently one of 'g', 'cg', 'cm' (for genetic, common garden, and climate matched, respectively),</text:span><text:span text:style-name="T2"> and the final is up to the two main regions which the product overlaps. “</text:span></text:p>
      <text:p text:style-name="P120"/>
      <text:p text:style-name="P89">Yes, map extension should be .pdf, thank you for bringing this to our atten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UI Web (West European)', apple-system, BlinkMacSystemFont, Roboto,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8:47:17.608457271</meta:creation-date>
    <dc:date>2025-03-23T16:14:37.576464024</dc:date>
    <meta:editing-duration>PT9H42M44S</meta:editing-duration>
    <meta:editing-cycles>455</meta:editing-cycles>
    <meta:generator>LibreOffice/7.3.7.2$Linux_X86_64 LibreOffice_project/30$Build-2</meta:generator>
    <meta:document-statistic meta:table-count="0" meta:image-count="0" meta:object-count="0" meta:page-count="10" meta:paragraph-count="141" meta:word-count="3841" meta:character-count="23143" meta:non-whitespace-character-count="19260"/>
  </office:meta>
</office:document-meta>
</file>